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01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7811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46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7"/>
        <table:table-column table:style-name="co4" table:default-cell-style-name="ce5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12" table:number-columns-repeated="20" table:default-cell-style-name="ce9"/>
        <table:table-column table:style-name="co12" table:number-columns-repeated="16353"/>
        <table:table-row table:style-name="ro1">
          <table:table-cell/>
          <table:table-cell table:style-name="ce4" office:value-type="string" calcext:value-type="string">
            <text:p>BW(Hz)</text:p>
          </table:table-cell>
          <table:table-cell table:style-name="ce16" office:value-type="string" calcext:value-type="string">
            <text:p>Gain(db)</text:p>
          </table:table-cell>
          <table:table-cell table:style-name="ce4" office:value-type="string" calcext:value-type="string">
            <text:p>V_Beata(V)</text:p>
          </table:table-cell>
          <table:table-cell table:style-name="ce7" office:value-type="string" calcext:value-type="string">
            <text:p>IOVDD(V)</text:p>
          </table:table-cell>
          <table:table-cell table:style-name="ce8" office:value-type="string" calcext:value-type="string">
            <text:p>Temperature</text:p>
          </table:table-cell>
          <table:table-cell table:style-name="ce8" office:value-type="string" calcext:value-type="string">
            <text:p>Load Capacite(P)</text:p>
          </table:table-cell>
          <table:table-cell table:style-name="ce8" office:value-type="string" calcext:value-type="string">
            <text:p>Load Resistance(k)</text:p>
          </table:table-cell>
          <table:table-cell table:style-name="ce8" office:value-type="string" calcext:value-type="string">
            <text:p>Corners_MOSHV</text:p>
          </table:table-cell>
          <table:table-cell table:style-name="ce8" office:value-type="string" calcext:value-type="string">
            <text:p>Corners_RES</text:p>
          </table:table-cell>
          <table:table-cell table:style-name="ce8" office:value-type="string" calcext:value-type="string">
            <text:p>Corners_CAP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float" office:value="405954" calcext:value-type="float">
            <text:p>4.06E+05</text:p>
          </table:table-cell>
          <table:table-cell office:value-type="float" office:value="81.95909" calcext:value-type="float">
            <text:p>82</text:p>
          </table:table-cell>
          <table:table-cell table:style-name="ce19" office:value-type="float" office:value="103.4253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float" office:value="405954" calcext:value-type="float">
            <text:p>4.06E+05</text:p>
          </table:table-cell>
          <table:table-cell office:value-type="float" office:value="81.95909" calcext:value-type="float">
            <text:p>82</text:p>
          </table:table-cell>
          <table:table-cell table:style-name="ce19" office:value-type="float" office:value="103.4253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3" office:value-type="float" office:value="413930.6" calcext:value-type="float">
            <text:p>4.14E+05</text:p>
          </table:table-cell>
          <table:table-cell office:value-type="float" office:value="82.31341" calcext:value-type="float">
            <text:p>82</text:p>
          </table:table-cell>
          <table:table-cell table:style-name="ce19" office:value-type="float" office:value="104.1939" calcext:value-type="float">
            <text:p>10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3" office:value-type="float" office:value="413930.6" calcext:value-type="float">
            <text:p>4.14E+05</text:p>
          </table:table-cell>
          <table:table-cell office:value-type="float" office:value="82.31341" calcext:value-type="float">
            <text:p>82</text:p>
          </table:table-cell>
          <table:table-cell table:style-name="ce19" office:value-type="float" office:value="104.1939" calcext:value-type="float">
            <text:p>10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3" office:value-type="float" office:value="400615.3" calcext:value-type="float">
            <text:p>4.01E+05</text:p>
          </table:table-cell>
          <table:table-cell office:value-type="float" office:value="81.95909" calcext:value-type="float">
            <text:p>82</text:p>
          </table:table-cell>
          <table:table-cell table:style-name="ce19" office:value-type="float" office:value="97.30079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3" office:value-type="float" office:value="400615.3" calcext:value-type="float">
            <text:p>4.01E+05</text:p>
          </table:table-cell>
          <table:table-cell office:value-type="float" office:value="81.95909" calcext:value-type="float">
            <text:p>82</text:p>
          </table:table-cell>
          <table:table-cell table:style-name="ce19" office:value-type="float" office:value="97.30079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3" office:value-type="float" office:value="409194.9" calcext:value-type="float">
            <text:p>4.09E+05</text:p>
          </table:table-cell>
          <table:table-cell office:value-type="float" office:value="82.31341" calcext:value-type="float">
            <text:p>82</text:p>
          </table:table-cell>
          <table:table-cell table:style-name="ce19" office:value-type="float" office:value="98.51336" calcext:value-type="float">
            <text:p>9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3" office:value-type="float" office:value="409194.9" calcext:value-type="float">
            <text:p>4.09E+05</text:p>
          </table:table-cell>
          <table:table-cell office:value-type="float" office:value="82.31341" calcext:value-type="float">
            <text:p>82</text:p>
          </table:table-cell>
          <table:table-cell table:style-name="ce19" office:value-type="float" office:value="98.51336" calcext:value-type="float">
            <text:p>9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3" office:value-type="float" office:value="395042.1" calcext:value-type="float">
            <text:p>3.95E+05</text:p>
          </table:table-cell>
          <table:table-cell office:value-type="float" office:value="82.55504" calcext:value-type="float">
            <text:p>83</text:p>
          </table:table-cell>
          <table:table-cell table:style-name="ce19" office:value-type="float" office:value="76.17926" calcext:value-type="float">
            <text:p>7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3" office:value-type="float" office:value="395042.1" calcext:value-type="float">
            <text:p>3.95E+05</text:p>
          </table:table-cell>
          <table:table-cell office:value-type="float" office:value="82.55504" calcext:value-type="float">
            <text:p>83</text:p>
          </table:table-cell>
          <table:table-cell table:style-name="ce19" office:value-type="float" office:value="76.17926" calcext:value-type="float">
            <text:p>7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3" office:value-type="float" office:value="400829.6" calcext:value-type="float">
            <text:p>4.01E+05</text:p>
          </table:table-cell>
          <table:table-cell office:value-type="float" office:value="82.82225" calcext:value-type="float">
            <text:p>83</text:p>
          </table:table-cell>
          <table:table-cell table:style-name="ce19" office:value-type="float" office:value="78.53542" calcext:value-type="float">
            <text:p>7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3" office:value-type="float" office:value="400829.6" calcext:value-type="float">
            <text:p>4.01E+05</text:p>
          </table:table-cell>
          <table:table-cell office:value-type="float" office:value="82.82225" calcext:value-type="float">
            <text:p>83</text:p>
          </table:table-cell>
          <table:table-cell table:style-name="ce19" office:value-type="float" office:value="78.53542" calcext:value-type="float">
            <text:p>7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15328.7" calcext:value-type="float">
            <text:p>3.15E+05</text:p>
          </table:table-cell>
          <table:table-cell office:value-type="float" office:value="82.55504" calcext:value-type="float">
            <text:p>83</text:p>
          </table:table-cell>
          <table:table-cell table:style-name="ce19" office:value-type="float" office:value="54.8279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3" office:value-type="float" office:value="315328.7" calcext:value-type="float">
            <text:p>3.15E+05</text:p>
          </table:table-cell>
          <table:table-cell office:value-type="float" office:value="82.55504" calcext:value-type="float">
            <text:p>83</text:p>
          </table:table-cell>
          <table:table-cell table:style-name="ce19" office:value-type="float" office:value="54.8279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3" office:value-type="float" office:value="324401.7" calcext:value-type="float">
            <text:p>3.24E+05</text:p>
          </table:table-cell>
          <table:table-cell office:value-type="float" office:value="82.82225" calcext:value-type="float">
            <text:p>83</text:p>
          </table:table-cell>
          <table:table-cell table:style-name="ce19" office:value-type="float" office:value="57.35242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3" office:value-type="float" office:value="324401.7" calcext:value-type="float">
            <text:p>3.24E+05</text:p>
          </table:table-cell>
          <table:table-cell office:value-type="float" office:value="82.82225" calcext:value-type="float">
            <text:p>83</text:p>
          </table:table-cell>
          <table:table-cell table:style-name="ce19" office:value-type="float" office:value="57.35242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3" office:value-type="float" office:value="401657" calcext:value-type="float">
            <text:p>4.02E+05</text:p>
          </table:table-cell>
          <table:table-cell office:value-type="float" office:value="81.88773" calcext:value-type="float">
            <text:p>82</text:p>
          </table:table-cell>
          <table:table-cell table:style-name="ce19" office:value-type="float" office:value="103.4901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3" office:value-type="float" office:value="401657" calcext:value-type="float">
            <text:p>4.02E+05</text:p>
          </table:table-cell>
          <table:table-cell office:value-type="float" office:value="81.88773" calcext:value-type="float">
            <text:p>82</text:p>
          </table:table-cell>
          <table:table-cell table:style-name="ce19" office:value-type="float" office:value="103.4901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3" office:value-type="float" office:value="409841.9" calcext:value-type="float">
            <text:p>4.10E+05</text:p>
          </table:table-cell>
          <table:table-cell office:value-type="float" office:value="82.23182" calcext:value-type="float">
            <text:p>82</text:p>
          </table:table-cell>
          <table:table-cell table:style-name="ce19" office:value-type="float" office:value="104.2618" calcext:value-type="float">
            <text:p>10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3" office:value-type="float" office:value="409841.9" calcext:value-type="float">
            <text:p>4.10E+05</text:p>
          </table:table-cell>
          <table:table-cell office:value-type="float" office:value="82.23182" calcext:value-type="float">
            <text:p>82</text:p>
          </table:table-cell>
          <table:table-cell table:style-name="ce19" office:value-type="float" office:value="104.2618" calcext:value-type="float">
            <text:p>10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3" office:value-type="float" office:value="396222.8" calcext:value-type="float">
            <text:p>3.96E+05</text:p>
          </table:table-cell>
          <table:table-cell office:value-type="float" office:value="81.88773" calcext:value-type="float">
            <text:p>82</text:p>
          </table:table-cell>
          <table:table-cell table:style-name="ce19" office:value-type="float" office:value="97.28363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3" office:value-type="float" office:value="396222.8" calcext:value-type="float">
            <text:p>3.96E+05</text:p>
          </table:table-cell>
          <table:table-cell office:value-type="float" office:value="81.88773" calcext:value-type="float">
            <text:p>82</text:p>
          </table:table-cell>
          <table:table-cell table:style-name="ce19" office:value-type="float" office:value="97.28363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3" office:value-type="float" office:value="405006.2" calcext:value-type="float">
            <text:p>4.05E+05</text:p>
          </table:table-cell>
          <table:table-cell office:value-type="float" office:value="82.23182" calcext:value-type="float">
            <text:p>82</text:p>
          </table:table-cell>
          <table:table-cell table:style-name="ce19" office:value-type="float" office:value="98.48381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3" office:value-type="float" office:value="405006.2" calcext:value-type="float">
            <text:p>4.05E+05</text:p>
          </table:table-cell>
          <table:table-cell office:value-type="float" office:value="82.23182" calcext:value-type="float">
            <text:p>82</text:p>
          </table:table-cell>
          <table:table-cell table:style-name="ce19" office:value-type="float" office:value="98.48381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3" office:value-type="float" office:value="391320.4" calcext:value-type="float">
            <text:p>3.91E+05</text:p>
          </table:table-cell>
          <table:table-cell office:value-type="float" office:value="82.50762" calcext:value-type="float">
            <text:p>83</text:p>
          </table:table-cell>
          <table:table-cell table:style-name="ce19" office:value-type="float" office:value="75.93087" calcext:value-type="float">
            <text:p>7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3" office:value-type="float" office:value="391320.4" calcext:value-type="float">
            <text:p>3.91E+05</text:p>
          </table:table-cell>
          <table:table-cell office:value-type="float" office:value="82.50762" calcext:value-type="float">
            <text:p>83</text:p>
          </table:table-cell>
          <table:table-cell table:style-name="ce19" office:value-type="float" office:value="75.93087" calcext:value-type="float">
            <text:p>7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3" office:value-type="float" office:value="397156.8" calcext:value-type="float">
            <text:p>3.97E+05</text:p>
          </table:table-cell>
          <table:table-cell office:value-type="float" office:value="82.76334" calcext:value-type="float">
            <text:p>83</text:p>
          </table:table-cell>
          <table:table-cell table:style-name="ce19" office:value-type="float" office:value="78.23404" calcext:value-type="float">
            <text:p>7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3" office:value-type="float" office:value="397156.8" calcext:value-type="float">
            <text:p>3.97E+05</text:p>
          </table:table-cell>
          <table:table-cell office:value-type="float" office:value="82.76334" calcext:value-type="float">
            <text:p>83</text:p>
          </table:table-cell>
          <table:table-cell table:style-name="ce19" office:value-type="float" office:value="78.23404" calcext:value-type="float">
            <text:p>7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3" office:value-type="float" office:value="311780.9" calcext:value-type="float">
            <text:p>3.12E+05</text:p>
          </table:table-cell>
          <table:table-cell office:value-type="float" office:value="82.50762" calcext:value-type="float">
            <text:p>83</text:p>
          </table:table-cell>
          <table:table-cell table:style-name="ce19" office:value-type="float" office:value="54.52474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3" office:value-type="float" office:value="311780.9" calcext:value-type="float">
            <text:p>3.12E+05</text:p>
          </table:table-cell>
          <table:table-cell office:value-type="float" office:value="82.50762" calcext:value-type="float">
            <text:p>83</text:p>
          </table:table-cell>
          <table:table-cell table:style-name="ce19" office:value-type="float" office:value="54.52474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3" office:value-type="float" office:value="320638.4" calcext:value-type="float">
            <text:p>3.21E+05</text:p>
          </table:table-cell>
          <table:table-cell office:value-type="float" office:value="82.76334" calcext:value-type="float">
            <text:p>83</text:p>
          </table:table-cell>
          <table:table-cell table:style-name="ce19" office:value-type="float" office:value="56.96947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3" office:value-type="float" office:value="320638.4" calcext:value-type="float">
            <text:p>3.21E+05</text:p>
          </table:table-cell>
          <table:table-cell office:value-type="float" office:value="82.76334" calcext:value-type="float">
            <text:p>83</text:p>
          </table:table-cell>
          <table:table-cell table:style-name="ce19" office:value-type="float" office:value="56.96947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3" office:value-type="float" office:value="420049.3" calcext:value-type="float">
            <text:p>4.20E+05</text:p>
          </table:table-cell>
          <table:table-cell office:value-type="float" office:value="81.79405" calcext:value-type="float">
            <text:p>82</text:p>
          </table:table-cell>
          <table:table-cell table:style-name="ce19" office:value-type="float" office:value="103.9417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3" office:value-type="float" office:value="420049.3" calcext:value-type="float">
            <text:p>4.20E+05</text:p>
          </table:table-cell>
          <table:table-cell office:value-type="float" office:value="81.79405" calcext:value-type="float">
            <text:p>82</text:p>
          </table:table-cell>
          <table:table-cell table:style-name="ce19" office:value-type="float" office:value="103.9417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3" office:value-type="float" office:value="432172.9" calcext:value-type="float">
            <text:p>4.32E+05</text:p>
          </table:table-cell>
          <table:table-cell office:value-type="float" office:value="82.31827" calcext:value-type="float">
            <text:p>82</text:p>
          </table:table-cell>
          <table:table-cell table:style-name="ce19" office:value-type="float" office:value="104.961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3" office:value-type="float" office:value="432172.9" calcext:value-type="float">
            <text:p>4.32E+05</text:p>
          </table:table-cell>
          <table:table-cell office:value-type="float" office:value="82.31827" calcext:value-type="float">
            <text:p>82</text:p>
          </table:table-cell>
          <table:table-cell table:style-name="ce19" office:value-type="float" office:value="104.961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3" office:value-type="float" office:value="412278.9" calcext:value-type="float">
            <text:p>4.12E+05</text:p>
          </table:table-cell>
          <table:table-cell office:value-type="float" office:value="81.79405" calcext:value-type="float">
            <text:p>82</text:p>
          </table:table-cell>
          <table:table-cell table:style-name="ce19" office:value-type="float" office:value="96.72328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3" office:value-type="float" office:value="412278.9" calcext:value-type="float">
            <text:p>4.12E+05</text:p>
          </table:table-cell>
          <table:table-cell office:value-type="float" office:value="81.79405" calcext:value-type="float">
            <text:p>82</text:p>
          </table:table-cell>
          <table:table-cell table:style-name="ce19" office:value-type="float" office:value="96.72328" calcext:value-type="float">
            <text:p>9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3" office:value-type="float" office:value="425184.1" calcext:value-type="float">
            <text:p>4.25E+05</text:p>
          </table:table-cell>
          <table:table-cell office:value-type="float" office:value="82.31827" calcext:value-type="float">
            <text:p>82</text:p>
          </table:table-cell>
          <table:table-cell table:style-name="ce19" office:value-type="float" office:value="98.26503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3" office:value-type="float" office:value="425184.1" calcext:value-type="float">
            <text:p>4.25E+05</text:p>
          </table:table-cell>
          <table:table-cell office:value-type="float" office:value="82.31827" calcext:value-type="float">
            <text:p>82</text:p>
          </table:table-cell>
          <table:table-cell table:style-name="ce19" office:value-type="float" office:value="98.26503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3" office:value-type="float" office:value="406163.9" calcext:value-type="float">
            <text:p>4.06E+05</text:p>
          </table:table-cell>
          <table:table-cell office:value-type="float" office:value="82.53539" calcext:value-type="float">
            <text:p>83</text:p>
          </table:table-cell>
          <table:table-cell table:style-name="ce19" office:value-type="float" office:value="73.61449" calcext:value-type="float">
            <text:p>7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3" office:value-type="float" office:value="406163.9" calcext:value-type="float">
            <text:p>4.06E+05</text:p>
          </table:table-cell>
          <table:table-cell office:value-type="float" office:value="82.53539" calcext:value-type="float">
            <text:p>83</text:p>
          </table:table-cell>
          <table:table-cell table:style-name="ce19" office:value-type="float" office:value="73.61449" calcext:value-type="float">
            <text:p>7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3" office:value-type="float" office:value="414546" calcext:value-type="float">
            <text:p>4.15E+05</text:p>
          </table:table-cell>
          <table:table-cell office:value-type="float" office:value="82.93923" calcext:value-type="float">
            <text:p>83</text:p>
          </table:table-cell>
          <table:table-cell table:style-name="ce19" office:value-type="float" office:value="76.39813" calcext:value-type="float">
            <text:p>76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3" office:value-type="float" office:value="414546" calcext:value-type="float">
            <text:p>4.15E+05</text:p>
          </table:table-cell>
          <table:table-cell office:value-type="float" office:value="82.93923" calcext:value-type="float">
            <text:p>83</text:p>
          </table:table-cell>
          <table:table-cell table:style-name="ce19" office:value-type="float" office:value="76.39813" calcext:value-type="float">
            <text:p>76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3" office:value-type="float" office:value="313871.4" calcext:value-type="float">
            <text:p>3.14E+05</text:p>
          </table:table-cell>
          <table:table-cell office:value-type="float" office:value="82.53539" calcext:value-type="float">
            <text:p>83</text:p>
          </table:table-cell>
          <table:table-cell table:style-name="ce19" office:value-type="float" office:value="51.70934" calcext:value-type="float">
            <text:p>5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3" office:value-type="float" office:value="313871.4" calcext:value-type="float">
            <text:p>3.14E+05</text:p>
          </table:table-cell>
          <table:table-cell office:value-type="float" office:value="82.53539" calcext:value-type="float">
            <text:p>83</text:p>
          </table:table-cell>
          <table:table-cell table:style-name="ce19" office:value-type="float" office:value="51.70934" calcext:value-type="float">
            <text:p>5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3" office:value-type="float" office:value="324962" calcext:value-type="float">
            <text:p>3.25E+05</text:p>
          </table:table-cell>
          <table:table-cell office:value-type="float" office:value="82.93923" calcext:value-type="float">
            <text:p>83</text:p>
          </table:table-cell>
          <table:table-cell table:style-name="ce19" office:value-type="float" office:value="54.48249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3" office:value-type="float" office:value="324962" calcext:value-type="float">
            <text:p>3.25E+05</text:p>
          </table:table-cell>
          <table:table-cell office:value-type="float" office:value="82.93923" calcext:value-type="float">
            <text:p>83</text:p>
          </table:table-cell>
          <table:table-cell table:style-name="ce19" office:value-type="float" office:value="54.48249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3" office:value-type="float" office:value="411063.1" calcext:value-type="float">
            <text:p>4.11E+05</text:p>
          </table:table-cell>
          <table:table-cell office:value-type="float" office:value="81.70681" calcext:value-type="float">
            <text:p>82</text:p>
          </table:table-cell>
          <table:table-cell table:style-name="ce19" office:value-type="float" office:value="103.7367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3" office:value-type="float" office:value="411063.1" calcext:value-type="float">
            <text:p>4.11E+05</text:p>
          </table:table-cell>
          <table:table-cell office:value-type="float" office:value="81.70681" calcext:value-type="float">
            <text:p>82</text:p>
          </table:table-cell>
          <table:table-cell table:style-name="ce19" office:value-type="float" office:value="103.7367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3" office:value-type="float" office:value="423257.7" calcext:value-type="float">
            <text:p>4.23E+05</text:p>
          </table:table-cell>
          <table:table-cell office:value-type="float" office:value="82.20746" calcext:value-type="float">
            <text:p>82</text:p>
          </table:table-cell>
          <table:table-cell table:style-name="ce19" office:value-type="float" office:value="104.7562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3" office:value-type="float" office:value="423257.7" calcext:value-type="float">
            <text:p>4.23E+05</text:p>
          </table:table-cell>
          <table:table-cell office:value-type="float" office:value="82.20746" calcext:value-type="float">
            <text:p>82</text:p>
          </table:table-cell>
          <table:table-cell table:style-name="ce19" office:value-type="float" office:value="104.7562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3" office:value-type="float" office:value="403387.7" calcext:value-type="float">
            <text:p>4.03E+05</text:p>
          </table:table-cell>
          <table:table-cell office:value-type="float" office:value="81.70681" calcext:value-type="float">
            <text:p>82</text:p>
          </table:table-cell>
          <table:table-cell table:style-name="ce19" office:value-type="float" office:value="96.46217" calcext:value-type="float">
            <text:p>9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3" office:value-type="float" office:value="403387.7" calcext:value-type="float">
            <text:p>4.03E+05</text:p>
          </table:table-cell>
          <table:table-cell office:value-type="float" office:value="81.70681" calcext:value-type="float">
            <text:p>82</text:p>
          </table:table-cell>
          <table:table-cell table:style-name="ce19" office:value-type="float" office:value="96.46217" calcext:value-type="float">
            <text:p>9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3" office:value-type="float" office:value="416288.7" calcext:value-type="float">
            <text:p>4.16E+05</text:p>
          </table:table-cell>
          <table:table-cell office:value-type="float" office:value="82.20746" calcext:value-type="float">
            <text:p>82</text:p>
          </table:table-cell>
          <table:table-cell table:style-name="ce19" office:value-type="float" office:value="97.97991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3" office:value-type="float" office:value="416288.7" calcext:value-type="float">
            <text:p>4.16E+05</text:p>
          </table:table-cell>
          <table:table-cell office:value-type="float" office:value="82.20746" calcext:value-type="float">
            <text:p>82</text:p>
          </table:table-cell>
          <table:table-cell table:style-name="ce19" office:value-type="float" office:value="97.97991" calcext:value-type="float">
            <text:p>9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3" office:value-type="float" office:value="399220.2" calcext:value-type="float">
            <text:p>3.99E+05</text:p>
          </table:table-cell>
          <table:table-cell office:value-type="float" office:value="82.48542" calcext:value-type="float">
            <text:p>82</text:p>
          </table:table-cell>
          <table:table-cell table:style-name="ce19" office:value-type="float" office:value="73.09775" calcext:value-type="float">
            <text:p>7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13" office:value-type="float" office:value="399220.2" calcext:value-type="float">
            <text:p>3.99E+05</text:p>
          </table:table-cell>
          <table:table-cell office:value-type="float" office:value="82.48542" calcext:value-type="float">
            <text:p>82</text:p>
          </table:table-cell>
          <table:table-cell table:style-name="ce19" office:value-type="float" office:value="73.09775" calcext:value-type="float">
            <text:p>7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3" office:value-type="float" office:value="407411" calcext:value-type="float">
            <text:p>4.07E+05</text:p>
          </table:table-cell>
          <table:table-cell office:value-type="float" office:value="82.86283" calcext:value-type="float">
            <text:p>83</text:p>
          </table:table-cell>
          <table:table-cell table:style-name="ce19" office:value-type="float" office:value="75.81577" calcext:value-type="float">
            <text:p>76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3" office:value-type="float" office:value="407411" calcext:value-type="float">
            <text:p>4.07E+05</text:p>
          </table:table-cell>
          <table:table-cell office:value-type="float" office:value="82.86283" calcext:value-type="float">
            <text:p>83</text:p>
          </table:table-cell>
          <table:table-cell table:style-name="ce19" office:value-type="float" office:value="75.81577" calcext:value-type="float">
            <text:p>76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3" office:value-type="float" office:value="308256.8" calcext:value-type="float">
            <text:p>3.08E+05</text:p>
          </table:table-cell>
          <table:table-cell office:value-type="float" office:value="82.48542" calcext:value-type="float">
            <text:p>82</text:p>
          </table:table-cell>
          <table:table-cell table:style-name="ce19" office:value-type="float" office:value="51.21948" calcext:value-type="float">
            <text:p>5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3" office:value-type="float" office:value="308256.8" calcext:value-type="float">
            <text:p>3.08E+05</text:p>
          </table:table-cell>
          <table:table-cell office:value-type="float" office:value="82.48542" calcext:value-type="float">
            <text:p>82</text:p>
          </table:table-cell>
          <table:table-cell table:style-name="ce19" office:value-type="float" office:value="51.21948" calcext:value-type="float">
            <text:p>5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3" office:value-type="float" office:value="318929" calcext:value-type="float">
            <text:p>3.19E+05</text:p>
          </table:table-cell>
          <table:table-cell office:value-type="float" office:value="82.86283" calcext:value-type="float">
            <text:p>83</text:p>
          </table:table-cell>
          <table:table-cell table:style-name="ce19" office:value-type="float" office:value="53.9024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3" office:value-type="float" office:value="318929" calcext:value-type="float">
            <text:p>3.19E+05</text:p>
          </table:table-cell>
          <table:table-cell office:value-type="float" office:value="82.86283" calcext:value-type="float">
            <text:p>83</text:p>
          </table:table-cell>
          <table:table-cell table:style-name="ce19" office:value-type="float" office:value="53.9024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3" office:value-type="float" office:value="296455.6" calcext:value-type="float">
            <text:p>2.96E+05</text:p>
          </table:table-cell>
          <table:table-cell office:value-type="float" office:value="84.34191" calcext:value-type="float">
            <text:p>84</text:p>
          </table:table-cell>
          <table:table-cell table:style-name="ce19" office:value-type="float" office:value="108.8918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3" office:value-type="float" office:value="296455.6" calcext:value-type="float">
            <text:p>2.96E+05</text:p>
          </table:table-cell>
          <table:table-cell office:value-type="float" office:value="84.34191" calcext:value-type="float">
            <text:p>84</text:p>
          </table:table-cell>
          <table:table-cell table:style-name="ce19" office:value-type="float" office:value="108.8918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3" office:value-type="float" office:value="307889.8" calcext:value-type="float">
            <text:p>3.08E+05</text:p>
          </table:table-cell>
          <table:table-cell office:value-type="float" office:value="84.74112" calcext:value-type="float">
            <text:p>85</text:p>
          </table:table-cell>
          <table:table-cell table:style-name="ce19" office:value-type="float" office:value="109.9285" calcext:value-type="float">
            <text:p>11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3" office:value-type="float" office:value="307889.8" calcext:value-type="float">
            <text:p>3.08E+05</text:p>
          </table:table-cell>
          <table:table-cell office:value-type="float" office:value="84.74112" calcext:value-type="float">
            <text:p>85</text:p>
          </table:table-cell>
          <table:table-cell table:style-name="ce19" office:value-type="float" office:value="109.9285" calcext:value-type="float">
            <text:p>11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3" office:value-type="float" office:value="293281.1" calcext:value-type="float">
            <text:p>2.93E+05</text:p>
          </table:table-cell>
          <table:table-cell office:value-type="float" office:value="84.34191" calcext:value-type="float">
            <text:p>84</text:p>
          </table:table-cell>
          <table:table-cell table:style-name="ce19" office:value-type="float" office:value="103.6092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3" office:value-type="float" office:value="293281.1" calcext:value-type="float">
            <text:p>2.93E+05</text:p>
          </table:table-cell>
          <table:table-cell office:value-type="float" office:value="84.34191" calcext:value-type="float">
            <text:p>84</text:p>
          </table:table-cell>
          <table:table-cell table:style-name="ce19" office:value-type="float" office:value="103.6092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3" office:value-type="float" office:value="304997.5" calcext:value-type="float">
            <text:p>3.05E+05</text:p>
          </table:table-cell>
          <table:table-cell office:value-type="float" office:value="84.74112" calcext:value-type="float">
            <text:p>85</text:p>
          </table:table-cell>
          <table:table-cell table:style-name="ce19" office:value-type="float" office:value="105.0226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13" office:value-type="float" office:value="304997.5" calcext:value-type="float">
            <text:p>3.05E+05</text:p>
          </table:table-cell>
          <table:table-cell office:value-type="float" office:value="84.74112" calcext:value-type="float">
            <text:p>85</text:p>
          </table:table-cell>
          <table:table-cell table:style-name="ce19" office:value-type="float" office:value="105.0226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3" office:value-type="float" office:value="282362.4" calcext:value-type="float">
            <text:p>2.82E+05</text:p>
          </table:table-cell>
          <table:table-cell office:value-type="float" office:value="85.13586" calcext:value-type="float">
            <text:p>85</text:p>
          </table:table-cell>
          <table:table-cell table:style-name="ce19" office:value-type="float" office:value="77.80681" calcext:value-type="float">
            <text:p>7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3" office:value-type="float" office:value="282362.4" calcext:value-type="float">
            <text:p>2.82E+05</text:p>
          </table:table-cell>
          <table:table-cell office:value-type="float" office:value="85.13586" calcext:value-type="float">
            <text:p>85</text:p>
          </table:table-cell>
          <table:table-cell table:style-name="ce19" office:value-type="float" office:value="77.80681" calcext:value-type="float">
            <text:p>7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3" office:value-type="float" office:value="290216" calcext:value-type="float">
            <text:p>2.90E+05</text:p>
          </table:table-cell>
          <table:table-cell office:value-type="float" office:value="85.4004" calcext:value-type="float">
            <text:p>85</text:p>
          </table:table-cell>
          <table:table-cell table:style-name="ce19" office:value-type="float" office:value="80.51067" calcext:value-type="float">
            <text:p>8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13" office:value-type="float" office:value="290216" calcext:value-type="float">
            <text:p>2.90E+05</text:p>
          </table:table-cell>
          <table:table-cell office:value-type="float" office:value="85.4004" calcext:value-type="float">
            <text:p>85</text:p>
          </table:table-cell>
          <table:table-cell table:style-name="ce19" office:value-type="float" office:value="80.51067" calcext:value-type="float">
            <text:p>8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3" office:value-type="float" office:value="215387" calcext:value-type="float">
            <text:p>2.15E+05</text:p>
          </table:table-cell>
          <table:table-cell office:value-type="float" office:value="85.13586" calcext:value-type="float">
            <text:p>85</text:p>
          </table:table-cell>
          <table:table-cell table:style-name="ce19" office:value-type="float" office:value="55.13029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13" office:value-type="float" office:value="215387" calcext:value-type="float">
            <text:p>2.15E+05</text:p>
          </table:table-cell>
          <table:table-cell office:value-type="float" office:value="85.13586" calcext:value-type="float">
            <text:p>85</text:p>
          </table:table-cell>
          <table:table-cell table:style-name="ce19" office:value-type="float" office:value="55.13029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3" office:value-type="float" office:value="224049" calcext:value-type="float">
            <text:p>2.24E+05</text:p>
          </table:table-cell>
          <table:table-cell office:value-type="float" office:value="85.4004" calcext:value-type="float">
            <text:p>85</text:p>
          </table:table-cell>
          <table:table-cell table:style-name="ce19" office:value-type="float" office:value="57.84957" calcext:value-type="float">
            <text:p>5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13" office:value-type="float" office:value="224049" calcext:value-type="float">
            <text:p>2.24E+05</text:p>
          </table:table-cell>
          <table:table-cell office:value-type="float" office:value="85.4004" calcext:value-type="float">
            <text:p>85</text:p>
          </table:table-cell>
          <table:table-cell table:style-name="ce19" office:value-type="float" office:value="57.84957" calcext:value-type="float">
            <text:p>5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13" office:value-type="float" office:value="293246.2" calcext:value-type="float">
            <text:p>2.93E+05</text:p>
          </table:table-cell>
          <table:table-cell office:value-type="float" office:value="84.1766" calcext:value-type="float">
            <text:p>84</text:p>
          </table:table-cell>
          <table:table-cell table:style-name="ce19" office:value-type="float" office:value="108.999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3" office:value-type="float" office:value="293246.2" calcext:value-type="float">
            <text:p>2.93E+05</text:p>
          </table:table-cell>
          <table:table-cell office:value-type="float" office:value="84.1766" calcext:value-type="float">
            <text:p>84</text:p>
          </table:table-cell>
          <table:table-cell table:style-name="ce19" office:value-type="float" office:value="108.999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13" office:value-type="float" office:value="305080.1" calcext:value-type="float">
            <text:p>3.05E+05</text:p>
          </table:table-cell>
          <table:table-cell office:value-type="float" office:value="84.57554" calcext:value-type="float">
            <text:p>85</text:p>
          </table:table-cell>
          <table:table-cell table:style-name="ce19" office:value-type="float" office:value="110.0681" calcext:value-type="float">
            <text:p>11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13" office:value-type="float" office:value="305080.1" calcext:value-type="float">
            <text:p>3.05E+05</text:p>
          </table:table-cell>
          <table:table-cell office:value-type="float" office:value="84.57554" calcext:value-type="float">
            <text:p>85</text:p>
          </table:table-cell>
          <table:table-cell table:style-name="ce19" office:value-type="float" office:value="110.0681" calcext:value-type="float">
            <text:p>11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3" office:value-type="float" office:value="289977.9" calcext:value-type="float">
            <text:p>2.90E+05</text:p>
          </table:table-cell>
          <table:table-cell office:value-type="float" office:value="84.1766" calcext:value-type="float">
            <text:p>84</text:p>
          </table:table-cell>
          <table:table-cell table:style-name="ce19" office:value-type="float" office:value="103.6085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13" office:value-type="float" office:value="289977.9" calcext:value-type="float">
            <text:p>2.90E+05</text:p>
          </table:table-cell>
          <table:table-cell office:value-type="float" office:value="84.1766" calcext:value-type="float">
            <text:p>84</text:p>
          </table:table-cell>
          <table:table-cell table:style-name="ce19" office:value-type="float" office:value="103.6085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13" office:value-type="float" office:value="302036.6" calcext:value-type="float">
            <text:p>3.02E+05</text:p>
          </table:table-cell>
          <table:table-cell office:value-type="float" office:value="84.57554" calcext:value-type="float">
            <text:p>85</text:p>
          </table:table-cell>
          <table:table-cell table:style-name="ce19" office:value-type="float" office:value="105.0442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13" office:value-type="float" office:value="302036.6" calcext:value-type="float">
            <text:p>3.02E+05</text:p>
          </table:table-cell>
          <table:table-cell office:value-type="float" office:value="84.57554" calcext:value-type="float">
            <text:p>85</text:p>
          </table:table-cell>
          <table:table-cell table:style-name="ce19" office:value-type="float" office:value="105.0442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3" office:value-type="float" office:value="279838.8" calcext:value-type="float">
            <text:p>2.80E+05</text:p>
          </table:table-cell>
          <table:table-cell office:value-type="float" office:value="85.01197" calcext:value-type="float">
            <text:p>85</text:p>
          </table:table-cell>
          <table:table-cell table:style-name="ce19" office:value-type="float" office:value="77.47092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13" office:value-type="float" office:value="279838.8" calcext:value-type="float">
            <text:p>2.80E+05</text:p>
          </table:table-cell>
          <table:table-cell office:value-type="float" office:value="85.01197" calcext:value-type="float">
            <text:p>85</text:p>
          </table:table-cell>
          <table:table-cell table:style-name="ce19" office:value-type="float" office:value="77.47092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13" office:value-type="float" office:value="287766.7" calcext:value-type="float">
            <text:p>2.88E+05</text:p>
          </table:table-cell>
          <table:table-cell office:value-type="float" office:value="85.27089" calcext:value-type="float">
            <text:p>85</text:p>
          </table:table-cell>
          <table:table-cell table:style-name="ce19" office:value-type="float" office:value="80.15755" calcext:value-type="float">
            <text:p>8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13" office:value-type="float" office:value="287766.7" calcext:value-type="float">
            <text:p>2.88E+05</text:p>
          </table:table-cell>
          <table:table-cell office:value-type="float" office:value="85.27089" calcext:value-type="float">
            <text:p>85</text:p>
          </table:table-cell>
          <table:table-cell table:style-name="ce19" office:value-type="float" office:value="80.15755" calcext:value-type="float">
            <text:p>8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13" office:value-type="float" office:value="212830.5" calcext:value-type="float">
            <text:p>2.13E+05</text:p>
          </table:table-cell>
          <table:table-cell office:value-type="float" office:value="85.01197" calcext:value-type="float">
            <text:p>85</text:p>
          </table:table-cell>
          <table:table-cell table:style-name="ce19" office:value-type="float" office:value="54.72216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13" office:value-type="float" office:value="212830.5" calcext:value-type="float">
            <text:p>2.13E+05</text:p>
          </table:table-cell>
          <table:table-cell office:value-type="float" office:value="85.01197" calcext:value-type="float">
            <text:p>85</text:p>
          </table:table-cell>
          <table:table-cell table:style-name="ce19" office:value-type="float" office:value="54.72216" calcext:value-type="float">
            <text:p>5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13" office:value-type="float" office:value="221401.4" calcext:value-type="float">
            <text:p>2.21E+05</text:p>
          </table:table-cell>
          <table:table-cell office:value-type="float" office:value="85.27089" calcext:value-type="float">
            <text:p>85</text:p>
          </table:table-cell>
          <table:table-cell table:style-name="ce19" office:value-type="float" office:value="57.39471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13" office:value-type="float" office:value="221401.4" calcext:value-type="float">
            <text:p>2.21E+05</text:p>
          </table:table-cell>
          <table:table-cell office:value-type="float" office:value="85.27089" calcext:value-type="float">
            <text:p>85</text:p>
          </table:table-cell>
          <table:table-cell table:style-name="ce19" office:value-type="float" office:value="57.39471" calcext:value-type="float">
            <text:p>5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13" office:value-type="float" office:value="305002.3" calcext:value-type="float">
            <text:p>3.05E+05</text:p>
          </table:table-cell>
          <table:table-cell office:value-type="float" office:value="83.87278" calcext:value-type="float">
            <text:p>84</text:p>
          </table:table-cell>
          <table:table-cell table:style-name="ce19" office:value-type="float" office:value="109.6299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13" office:value-type="float" office:value="305002.3" calcext:value-type="float">
            <text:p>3.05E+05</text:p>
          </table:table-cell>
          <table:table-cell office:value-type="float" office:value="83.87278" calcext:value-type="float">
            <text:p>84</text:p>
          </table:table-cell>
          <table:table-cell table:style-name="ce19" office:value-type="float" office:value="109.6299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13" office:value-type="float" office:value="322065.8" calcext:value-type="float">
            <text:p>3.22E+05</text:p>
          </table:table-cell>
          <table:table-cell office:value-type="float" office:value="84.457" calcext:value-type="float">
            <text:p>84</text:p>
          </table:table-cell>
          <table:table-cell table:style-name="ce19" office:value-type="float" office:value="111.06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3" office:value-type="float" office:value="322065.8" calcext:value-type="float">
            <text:p>3.22E+05</text:p>
          </table:table-cell>
          <table:table-cell office:value-type="float" office:value="84.457" calcext:value-type="float">
            <text:p>84</text:p>
          </table:table-cell>
          <table:table-cell table:style-name="ce19" office:value-type="float" office:value="111.06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13" office:value-type="float" office:value="300164" calcext:value-type="float">
            <text:p>3.00E+05</text:p>
          </table:table-cell>
          <table:table-cell office:value-type="float" office:value="83.87278" calcext:value-type="float">
            <text:p>84</text:p>
          </table:table-cell>
          <table:table-cell table:style-name="ce19" office:value-type="float" office:value="103.2537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3" office:value-type="float" office:value="300164" calcext:value-type="float">
            <text:p>3.00E+05</text:p>
          </table:table-cell>
          <table:table-cell office:value-type="float" office:value="83.87278" calcext:value-type="float">
            <text:p>84</text:p>
          </table:table-cell>
          <table:table-cell table:style-name="ce19" office:value-type="float" office:value="103.2537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3" office:value-type="float" office:value="317485.7" calcext:value-type="float">
            <text:p>3.17E+05</text:p>
          </table:table-cell>
          <table:table-cell office:value-type="float" office:value="84.457" calcext:value-type="float">
            <text:p>84</text:p>
          </table:table-cell>
          <table:table-cell table:style-name="ce19" office:value-type="float" office:value="105.1169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3" office:value-type="float" office:value="317485.7" calcext:value-type="float">
            <text:p>3.17E+05</text:p>
          </table:table-cell>
          <table:table-cell office:value-type="float" office:value="84.457" calcext:value-type="float">
            <text:p>84</text:p>
          </table:table-cell>
          <table:table-cell table:style-name="ce19" office:value-type="float" office:value="105.1169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3" office:value-type="float" office:value="288907" calcext:value-type="float">
            <text:p>2.89E+05</text:p>
          </table:table-cell>
          <table:table-cell office:value-type="float" office:value="84.90815" calcext:value-type="float">
            <text:p>85</text:p>
          </table:table-cell>
          <table:table-cell table:style-name="ce19" office:value-type="float" office:value="74.86867" calcext:value-type="float">
            <text:p>7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3" office:value-type="float" office:value="288907" calcext:value-type="float">
            <text:p>2.89E+05</text:p>
          </table:table-cell>
          <table:table-cell office:value-type="float" office:value="84.90815" calcext:value-type="float">
            <text:p>85</text:p>
          </table:table-cell>
          <table:table-cell table:style-name="ce19" office:value-type="float" office:value="74.86867" calcext:value-type="float">
            <text:p>7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3" office:value-type="float" office:value="299445.4" calcext:value-type="float">
            <text:p>2.99E+05</text:p>
          </table:table-cell>
          <table:table-cell office:value-type="float" office:value="85.29487" calcext:value-type="float">
            <text:p>85</text:p>
          </table:table-cell>
          <table:table-cell table:style-name="ce19" office:value-type="float" office:value="78.08312" calcext:value-type="float">
            <text:p>7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3" office:value-type="float" office:value="299445.4" calcext:value-type="float">
            <text:p>2.99E+05</text:p>
          </table:table-cell>
          <table:table-cell office:value-type="float" office:value="85.29487" calcext:value-type="float">
            <text:p>85</text:p>
          </table:table-cell>
          <table:table-cell table:style-name="ce19" office:value-type="float" office:value="78.08312" calcext:value-type="float">
            <text:p>7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3" office:value-type="float" office:value="212647.6" calcext:value-type="float">
            <text:p>2.13E+05</text:p>
          </table:table-cell>
          <table:table-cell office:value-type="float" office:value="84.90815" calcext:value-type="float">
            <text:p>85</text:p>
          </table:table-cell>
          <table:table-cell table:style-name="ce19" office:value-type="float" office:value="51.80234" calcext:value-type="float">
            <text:p>5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3" office:value-type="float" office:value="212647.6" calcext:value-type="float">
            <text:p>2.13E+05</text:p>
          </table:table-cell>
          <table:table-cell office:value-type="float" office:value="84.90815" calcext:value-type="float">
            <text:p>85</text:p>
          </table:table-cell>
          <table:table-cell table:style-name="ce19" office:value-type="float" office:value="51.80234" calcext:value-type="float">
            <text:p>5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3" office:value-type="float" office:value="222936.2" calcext:value-type="float">
            <text:p>2.23E+05</text:p>
          </table:table-cell>
          <table:table-cell office:value-type="float" office:value="85.29487" calcext:value-type="float">
            <text:p>85</text:p>
          </table:table-cell>
          <table:table-cell table:style-name="ce19" office:value-type="float" office:value="54.82404" calcext:value-type="float">
            <text:p>5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3" office:value-type="float" office:value="222936.2" calcext:value-type="float">
            <text:p>2.23E+05</text:p>
          </table:table-cell>
          <table:table-cell office:value-type="float" office:value="85.29487" calcext:value-type="float">
            <text:p>85</text:p>
          </table:table-cell>
          <table:table-cell table:style-name="ce19" office:value-type="float" office:value="54.82404" calcext:value-type="float">
            <text:p>5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3" office:value-type="float" office:value="296791.4" calcext:value-type="float">
            <text:p>2.97E+05</text:p>
          </table:table-cell>
          <table:table-cell office:value-type="float" office:value="83.67877" calcext:value-type="float">
            <text:p>84</text:p>
          </table:table-cell>
          <table:table-cell table:style-name="ce19" office:value-type="float" office:value="109.3349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3" office:value-type="float" office:value="296791.4" calcext:value-type="float">
            <text:p>2.97E+05</text:p>
          </table:table-cell>
          <table:table-cell office:value-type="float" office:value="83.67877" calcext:value-type="float">
            <text:p>84</text:p>
          </table:table-cell>
          <table:table-cell table:style-name="ce19" office:value-type="float" office:value="109.3349" calcext:value-type="float">
            <text:p>10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13" office:value-type="float" office:value="314151.2" calcext:value-type="float">
            <text:p>3.14E+05</text:p>
          </table:table-cell>
          <table:table-cell office:value-type="float" office:value="84.25873" calcext:value-type="float">
            <text:p>84</text:p>
          </table:table-cell>
          <table:table-cell table:style-name="ce19" office:value-type="float" office:value="110.8104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13" office:value-type="float" office:value="314151.2" calcext:value-type="float">
            <text:p>3.14E+05</text:p>
          </table:table-cell>
          <table:table-cell office:value-type="float" office:value="84.25873" calcext:value-type="float">
            <text:p>84</text:p>
          </table:table-cell>
          <table:table-cell table:style-name="ce19" office:value-type="float" office:value="110.8104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3" office:value-type="float" office:value="292045.6" calcext:value-type="float">
            <text:p>2.92E+05</text:p>
          </table:table-cell>
          <table:table-cell office:value-type="float" office:value="83.67877" calcext:value-type="float">
            <text:p>84</text:p>
          </table:table-cell>
          <table:table-cell table:style-name="ce19" office:value-type="float" office:value="102.8852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13" office:value-type="float" office:value="292045.6" calcext:value-type="float">
            <text:p>2.92E+05</text:p>
          </table:table-cell>
          <table:table-cell office:value-type="float" office:value="83.67877" calcext:value-type="float">
            <text:p>84</text:p>
          </table:table-cell>
          <table:table-cell table:style-name="ce19" office:value-type="float" office:value="102.8852" calcext:value-type="float">
            <text:p>103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3" office:value-type="float" office:value="309581.9" calcext:value-type="float">
            <text:p>3.10E+05</text:p>
          </table:table-cell>
          <table:table-cell office:value-type="float" office:value="84.25873" calcext:value-type="float">
            <text:p>84</text:p>
          </table:table-cell>
          <table:table-cell table:style-name="ce19" office:value-type="float" office:value="104.7731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3" office:value-type="float" office:value="309581.9" calcext:value-type="float">
            <text:p>3.10E+05</text:p>
          </table:table-cell>
          <table:table-cell office:value-type="float" office:value="84.25873" calcext:value-type="float">
            <text:p>84</text:p>
          </table:table-cell>
          <table:table-cell table:style-name="ce19" office:value-type="float" office:value="104.7731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3" office:value-type="float" office:value="283443.1" calcext:value-type="float">
            <text:p>2.83E+05</text:p>
          </table:table-cell>
          <table:table-cell office:value-type="float" office:value="84.78344" calcext:value-type="float">
            <text:p>85</text:p>
          </table:table-cell>
          <table:table-cell table:style-name="ce19" office:value-type="float" office:value="74.18064" calcext:value-type="float">
            <text:p>7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3" office:value-type="float" office:value="283443.1" calcext:value-type="float">
            <text:p>2.83E+05</text:p>
          </table:table-cell>
          <table:table-cell office:value-type="float" office:value="84.78344" calcext:value-type="float">
            <text:p>85</text:p>
          </table:table-cell>
          <table:table-cell table:style-name="ce19" office:value-type="float" office:value="74.18064" calcext:value-type="float">
            <text:p>7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3" office:value-type="float" office:value="293867.7" calcext:value-type="float">
            <text:p>2.94E+05</text:p>
          </table:table-cell>
          <table:table-cell office:value-type="float" office:value="85.15459" calcext:value-type="float">
            <text:p>85</text:p>
          </table:table-cell>
          <table:table-cell table:style-name="ce19" office:value-type="float" office:value="77.38319" calcext:value-type="float">
            <text:p>7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3" office:value-type="float" office:value="293867.7" calcext:value-type="float">
            <text:p>2.94E+05</text:p>
          </table:table-cell>
          <table:table-cell office:value-type="float" office:value="85.15459" calcext:value-type="float">
            <text:p>85</text:p>
          </table:table-cell>
          <table:table-cell table:style-name="ce19" office:value-type="float" office:value="77.38319" calcext:value-type="float">
            <text:p>7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3" office:value-type="float" office:value="208389.2" calcext:value-type="float">
            <text:p>2.08E+05</text:p>
          </table:table-cell>
          <table:table-cell office:value-type="float" office:value="84.78344" calcext:value-type="float">
            <text:p>85</text:p>
          </table:table-cell>
          <table:table-cell table:style-name="ce19" office:value-type="float" office:value="51.14927" calcext:value-type="float">
            <text:p>5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3" office:value-type="float" office:value="208389.2" calcext:value-type="float">
            <text:p>2.08E+05</text:p>
          </table:table-cell>
          <table:table-cell office:value-type="float" office:value="84.78344" calcext:value-type="float">
            <text:p>85</text:p>
          </table:table-cell>
          <table:table-cell table:style-name="ce19" office:value-type="float" office:value="51.14927" calcext:value-type="float">
            <text:p>5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3" office:value-type="float" office:value="218445.8" calcext:value-type="float">
            <text:p>2.18E+05</text:p>
          </table:table-cell>
          <table:table-cell office:value-type="float" office:value="85.15459" calcext:value-type="float">
            <text:p>85</text:p>
          </table:table-cell>
          <table:table-cell table:style-name="ce19" office:value-type="float" office:value="54.1267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3" office:value-type="float" office:value="218445.8" calcext:value-type="float">
            <text:p>2.18E+05</text:p>
          </table:table-cell>
          <table:table-cell office:value-type="float" office:value="85.15459" calcext:value-type="float">
            <text:p>85</text:p>
          </table:table-cell>
          <table:table-cell table:style-name="ce19" office:value-type="float" office:value="54.1267" calcext:value-type="float">
            <text:p>5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3" office:value-type="float" office:value="332711.1" calcext:value-type="float">
            <text:p>3.33E+05</text:p>
          </table:table-cell>
          <table:table-cell office:value-type="float" office:value="81.95661" calcext:value-type="float">
            <text:p>82</text:p>
          </table:table-cell>
          <table:table-cell table:style-name="ce19" office:value-type="float" office:value="104.3625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3" office:value-type="float" office:value="332711.1" calcext:value-type="float">
            <text:p>3.33E+05</text:p>
          </table:table-cell>
          <table:table-cell office:value-type="float" office:value="81.95661" calcext:value-type="float">
            <text:p>82</text:p>
          </table:table-cell>
          <table:table-cell table:style-name="ce19" office:value-type="float" office:value="104.3625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3" office:value-type="float" office:value="339200.2" calcext:value-type="float">
            <text:p>3.39E+05</text:p>
          </table:table-cell>
          <table:table-cell office:value-type="float" office:value="82.31079" calcext:value-type="float">
            <text:p>82</text:p>
          </table:table-cell>
          <table:table-cell table:style-name="ce19" office:value-type="float" office:value="105.0916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3" office:value-type="float" office:value="339200.2" calcext:value-type="float">
            <text:p>3.39E+05</text:p>
          </table:table-cell>
          <table:table-cell office:value-type="float" office:value="82.31079" calcext:value-type="float">
            <text:p>82</text:p>
          </table:table-cell>
          <table:table-cell table:style-name="ce19" office:value-type="float" office:value="105.0916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3" office:value-type="float" office:value="329717.5" calcext:value-type="float">
            <text:p>3.30E+05</text:p>
          </table:table-cell>
          <table:table-cell office:value-type="float" office:value="81.95661" calcext:value-type="float">
            <text:p>82</text:p>
          </table:table-cell>
          <table:table-cell table:style-name="ce19" office:value-type="float" office:value="99.31387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3" office:value-type="float" office:value="329717.5" calcext:value-type="float">
            <text:p>3.30E+05</text:p>
          </table:table-cell>
          <table:table-cell office:value-type="float" office:value="81.95661" calcext:value-type="float">
            <text:p>82</text:p>
          </table:table-cell>
          <table:table-cell table:style-name="ce19" office:value-type="float" office:value="99.31387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3" office:value-type="float" office:value="336581.8" calcext:value-type="float">
            <text:p>3.37E+05</text:p>
          </table:table-cell>
          <table:table-cell office:value-type="float" office:value="82.31079" calcext:value-type="float">
            <text:p>82</text:p>
          </table:table-cell>
          <table:table-cell table:style-name="ce19" office:value-type="float" office:value="100.4152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3" office:value-type="float" office:value="336581.8" calcext:value-type="float">
            <text:p>3.37E+05</text:p>
          </table:table-cell>
          <table:table-cell office:value-type="float" office:value="82.31079" calcext:value-type="float">
            <text:p>82</text:p>
          </table:table-cell>
          <table:table-cell table:style-name="ce19" office:value-type="float" office:value="100.4152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13" office:value-type="float" office:value="329222.9" calcext:value-type="float">
            <text:p>3.29E+05</text:p>
          </table:table-cell>
          <table:table-cell office:value-type="float" office:value="82.55256" calcext:value-type="float">
            <text:p>83</text:p>
          </table:table-cell>
          <table:table-cell table:style-name="ce19" office:value-type="float" office:value="79.6151" calcext:value-type="float">
            <text:p>8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13" office:value-type="float" office:value="329222.9" calcext:value-type="float">
            <text:p>3.29E+05</text:p>
          </table:table-cell>
          <table:table-cell office:value-type="float" office:value="82.55256" calcext:value-type="float">
            <text:p>83</text:p>
          </table:table-cell>
          <table:table-cell table:style-name="ce19" office:value-type="float" office:value="79.6151" calcext:value-type="float">
            <text:p>8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3" office:value-type="float" office:value="333452.9" calcext:value-type="float">
            <text:p>3.33E+05</text:p>
          </table:table-cell>
          <table:table-cell office:value-type="float" office:value="82.81962" calcext:value-type="float">
            <text:p>83</text:p>
          </table:table-cell>
          <table:table-cell table:style-name="ce19" office:value-type="float" office:value="81.84895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3" office:value-type="float" office:value="333452.9" calcext:value-type="float">
            <text:p>3.33E+05</text:p>
          </table:table-cell>
          <table:table-cell office:value-type="float" office:value="82.81962" calcext:value-type="float">
            <text:p>83</text:p>
          </table:table-cell>
          <table:table-cell table:style-name="ce19" office:value-type="float" office:value="81.84895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13" office:value-type="float" office:value="273415.1" calcext:value-type="float">
            <text:p>2.73E+05</text:p>
          </table:table-cell>
          <table:table-cell office:value-type="float" office:value="82.55256" calcext:value-type="float">
            <text:p>83</text:p>
          </table:table-cell>
          <table:table-cell table:style-name="ce19" office:value-type="float" office:value="59.29591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3" office:value-type="float" office:value="273415.1" calcext:value-type="float">
            <text:p>2.73E+05</text:p>
          </table:table-cell>
          <table:table-cell office:value-type="float" office:value="82.55256" calcext:value-type="float">
            <text:p>83</text:p>
          </table:table-cell>
          <table:table-cell table:style-name="ce19" office:value-type="float" office:value="59.29591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3" office:value-type="float" office:value="280590.6" calcext:value-type="float">
            <text:p>2.81E+05</text:p>
          </table:table-cell>
          <table:table-cell office:value-type="float" office:value="82.81962" calcext:value-type="float">
            <text:p>83</text:p>
          </table:table-cell>
          <table:table-cell table:style-name="ce19" office:value-type="float" office:value="61.8768" calcext:value-type="float">
            <text:p>6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3" office:value-type="float" office:value="280590.6" calcext:value-type="float">
            <text:p>2.81E+05</text:p>
          </table:table-cell>
          <table:table-cell office:value-type="float" office:value="82.81962" calcext:value-type="float">
            <text:p>83</text:p>
          </table:table-cell>
          <table:table-cell table:style-name="ce19" office:value-type="float" office:value="61.8768" calcext:value-type="float">
            <text:p>6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3" office:value-type="float" office:value="329174.4" calcext:value-type="float">
            <text:p>3.29E+05</text:p>
          </table:table-cell>
          <table:table-cell office:value-type="float" office:value="81.88524" calcext:value-type="float">
            <text:p>82</text:p>
          </table:table-cell>
          <table:table-cell table:style-name="ce19" office:value-type="float" office:value="104.4208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3" office:value-type="float" office:value="329174.4" calcext:value-type="float">
            <text:p>3.29E+05</text:p>
          </table:table-cell>
          <table:table-cell office:value-type="float" office:value="81.88524" calcext:value-type="float">
            <text:p>82</text:p>
          </table:table-cell>
          <table:table-cell table:style-name="ce19" office:value-type="float" office:value="104.4208" calcext:value-type="float">
            <text:p>104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13" office:value-type="float" office:value="335870" calcext:value-type="float">
            <text:p>3.36E+05</text:p>
          </table:table-cell>
          <table:table-cell office:value-type="float" office:value="82.22921" calcext:value-type="float">
            <text:p>82</text:p>
          </table:table-cell>
          <table:table-cell table:style-name="ce19" office:value-type="float" office:value="105.155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3" office:value-type="float" office:value="335870" calcext:value-type="float">
            <text:p>3.36E+05</text:p>
          </table:table-cell>
          <table:table-cell office:value-type="float" office:value="82.22921" calcext:value-type="float">
            <text:p>82</text:p>
          </table:table-cell>
          <table:table-cell table:style-name="ce19" office:value-type="float" office:value="105.155" calcext:value-type="float">
            <text:p>105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3" office:value-type="float" office:value="326142.6" calcext:value-type="float">
            <text:p>3.26E+05</text:p>
          </table:table-cell>
          <table:table-cell office:value-type="float" office:value="81.88524" calcext:value-type="float">
            <text:p>82</text:p>
          </table:table-cell>
          <table:table-cell table:style-name="ce19" office:value-type="float" office:value="99.30405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3" office:value-type="float" office:value="326142.6" calcext:value-type="float">
            <text:p>3.26E+05</text:p>
          </table:table-cell>
          <table:table-cell office:value-type="float" office:value="81.88524" calcext:value-type="float">
            <text:p>82</text:p>
          </table:table-cell>
          <table:table-cell table:style-name="ce19" office:value-type="float" office:value="99.30405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3" office:value-type="float" office:value="333165.2" calcext:value-type="float">
            <text:p>3.33E+05</text:p>
          </table:table-cell>
          <table:table-cell office:value-type="float" office:value="82.22921" calcext:value-type="float">
            <text:p>82</text:p>
          </table:table-cell>
          <table:table-cell table:style-name="ce19" office:value-type="float" office:value="100.3974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3" office:value-type="float" office:value="333165.2" calcext:value-type="float">
            <text:p>3.33E+05</text:p>
          </table:table-cell>
          <table:table-cell office:value-type="float" office:value="82.22921" calcext:value-type="float">
            <text:p>82</text:p>
          </table:table-cell>
          <table:table-cell table:style-name="ce19" office:value-type="float" office:value="100.3974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13" office:value-type="float" office:value="326217.7" calcext:value-type="float">
            <text:p>3.26E+05</text:p>
          </table:table-cell>
          <table:table-cell office:value-type="float" office:value="82.50513" calcext:value-type="float">
            <text:p>83</text:p>
          </table:table-cell>
          <table:table-cell table:style-name="ce19" office:value-type="float" office:value="79.37462" calcext:value-type="float">
            <text:p>7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13" office:value-type="float" office:value="326217.7" calcext:value-type="float">
            <text:p>3.26E+05</text:p>
          </table:table-cell>
          <table:table-cell office:value-type="float" office:value="82.50513" calcext:value-type="float">
            <text:p>83</text:p>
          </table:table-cell>
          <table:table-cell table:style-name="ce19" office:value-type="float" office:value="79.37462" calcext:value-type="float">
            <text:p>7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3" office:value-type="float" office:value="330506.4" calcext:value-type="float">
            <text:p>3.31E+05</text:p>
          </table:table-cell>
          <table:table-cell office:value-type="float" office:value="82.76072" calcext:value-type="float">
            <text:p>83</text:p>
          </table:table-cell>
          <table:table-cell table:style-name="ce19" office:value-type="float" office:value="81.56269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13" office:value-type="float" office:value="330506.4" calcext:value-type="float">
            <text:p>3.31E+05</text:p>
          </table:table-cell>
          <table:table-cell office:value-type="float" office:value="82.76072" calcext:value-type="float">
            <text:p>83</text:p>
          </table:table-cell>
          <table:table-cell table:style-name="ce19" office:value-type="float" office:value="81.56269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13" office:value-type="float" office:value="270419.4" calcext:value-type="float">
            <text:p>2.70E+05</text:p>
          </table:table-cell>
          <table:table-cell office:value-type="float" office:value="82.50513" calcext:value-type="float">
            <text:p>83</text:p>
          </table:table-cell>
          <table:table-cell table:style-name="ce19" office:value-type="float" office:value="58.97924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3" office:value-type="float" office:value="270419.4" calcext:value-type="float">
            <text:p>2.70E+05</text:p>
          </table:table-cell>
          <table:table-cell office:value-type="float" office:value="82.50513" calcext:value-type="float">
            <text:p>83</text:p>
          </table:table-cell>
          <table:table-cell table:style-name="ce19" office:value-type="float" office:value="58.97924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13" office:value-type="float" office:value="277458.9" calcext:value-type="float">
            <text:p>2.77E+05</text:p>
          </table:table-cell>
          <table:table-cell office:value-type="float" office:value="82.76072" calcext:value-type="float">
            <text:p>83</text:p>
          </table:table-cell>
          <table:table-cell table:style-name="ce19" office:value-type="float" office:value="61.48194" calcext:value-type="float">
            <text:p>6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13" office:value-type="float" office:value="277458.9" calcext:value-type="float">
            <text:p>2.77E+05</text:p>
          </table:table-cell>
          <table:table-cell office:value-type="float" office:value="82.76072" calcext:value-type="float">
            <text:p>83</text:p>
          </table:table-cell>
          <table:table-cell table:style-name="ce19" office:value-type="float" office:value="61.48194" calcext:value-type="float">
            <text:p>6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3" office:value-type="float" office:value="344302.2" calcext:value-type="float">
            <text:p>3.44E+05</text:p>
          </table:table-cell>
          <table:table-cell office:value-type="float" office:value="81.79178" calcext:value-type="float">
            <text:p>82</text:p>
          </table:table-cell>
          <table:table-cell table:style-name="ce19" office:value-type="float" office:value="104.9697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13" office:value-type="float" office:value="344302.2" calcext:value-type="float">
            <text:p>3.44E+05</text:p>
          </table:table-cell>
          <table:table-cell office:value-type="float" office:value="81.79178" calcext:value-type="float">
            <text:p>82</text:p>
          </table:table-cell>
          <table:table-cell table:style-name="ce19" office:value-type="float" office:value="104.9697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13" office:value-type="float" office:value="354179.9" calcext:value-type="float">
            <text:p>3.54E+05</text:p>
          </table:table-cell>
          <table:table-cell office:value-type="float" office:value="82.31582" calcext:value-type="float">
            <text:p>82</text:p>
          </table:table-cell>
          <table:table-cell table:style-name="ce19" office:value-type="float" office:value="105.944" calcext:value-type="float">
            <text:p>106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3" office:value-type="float" office:value="354179.9" calcext:value-type="float">
            <text:p>3.54E+05</text:p>
          </table:table-cell>
          <table:table-cell office:value-type="float" office:value="82.31582" calcext:value-type="float">
            <text:p>82</text:p>
          </table:table-cell>
          <table:table-cell table:style-name="ce19" office:value-type="float" office:value="105.944" calcext:value-type="float">
            <text:p>106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13" office:value-type="float" office:value="339911.4" calcext:value-type="float">
            <text:p>3.40E+05</text:p>
          </table:table-cell>
          <table:table-cell office:value-type="float" office:value="81.79178" calcext:value-type="float">
            <text:p>82</text:p>
          </table:table-cell>
          <table:table-cell table:style-name="ce19" office:value-type="float" office:value="99.00156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13" office:value-type="float" office:value="339911.4" calcext:value-type="float">
            <text:p>3.40E+05</text:p>
          </table:table-cell>
          <table:table-cell office:value-type="float" office:value="81.79178" calcext:value-type="float">
            <text:p>82</text:p>
          </table:table-cell>
          <table:table-cell table:style-name="ce19" office:value-type="float" office:value="99.00156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3" office:value-type="float" office:value="350289.4" calcext:value-type="float">
            <text:p>3.50E+05</text:p>
          </table:table-cell>
          <table:table-cell office:value-type="float" office:value="82.31582" calcext:value-type="float">
            <text:p>82</text:p>
          </table:table-cell>
          <table:table-cell table:style-name="ce19" office:value-type="float" office:value="100.418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13" office:value-type="float" office:value="350289.4" calcext:value-type="float">
            <text:p>3.50E+05</text:p>
          </table:table-cell>
          <table:table-cell office:value-type="float" office:value="82.31582" calcext:value-type="float">
            <text:p>82</text:p>
          </table:table-cell>
          <table:table-cell table:style-name="ce19" office:value-type="float" office:value="100.418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13" office:value-type="float" office:value="340109.6" calcext:value-type="float">
            <text:p>3.40E+05</text:p>
          </table:table-cell>
          <table:table-cell office:value-type="float" office:value="82.53312" calcext:value-type="float">
            <text:p>83</text:p>
          </table:table-cell>
          <table:table-cell table:style-name="ce19" office:value-type="float" office:value="77.32327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3" office:value-type="float" office:value="340109.6" calcext:value-type="float">
            <text:p>3.40E+05</text:p>
          </table:table-cell>
          <table:table-cell office:value-type="float" office:value="82.53312" calcext:value-type="float">
            <text:p>83</text:p>
          </table:table-cell>
          <table:table-cell table:style-name="ce19" office:value-type="float" office:value="77.32327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13" office:value-type="float" office:value="346360" calcext:value-type="float">
            <text:p>3.46E+05</text:p>
          </table:table-cell>
          <table:table-cell office:value-type="float" office:value="82.93677" calcext:value-type="float">
            <text:p>83</text:p>
          </table:table-cell>
          <table:table-cell table:style-name="ce19" office:value-type="float" office:value="79.99677" calcext:value-type="float">
            <text:p>8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3" office:value-type="float" office:value="346360" calcext:value-type="float">
            <text:p>3.46E+05</text:p>
          </table:table-cell>
          <table:table-cell office:value-type="float" office:value="82.93677" calcext:value-type="float">
            <text:p>83</text:p>
          </table:table-cell>
          <table:table-cell table:style-name="ce19" office:value-type="float" office:value="79.99677" calcext:value-type="float">
            <text:p>8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13" office:value-type="float" office:value="273631.2" calcext:value-type="float">
            <text:p>2.74E+05</text:p>
          </table:table-cell>
          <table:table-cell office:value-type="float" office:value="82.53312" calcext:value-type="float">
            <text:p>83</text:p>
          </table:table-cell>
          <table:table-cell table:style-name="ce19" office:value-type="float" office:value="56.10885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3" office:value-type="float" office:value="273631.2" calcext:value-type="float">
            <text:p>2.74E+05</text:p>
          </table:table-cell>
          <table:table-cell office:value-type="float" office:value="82.53312" calcext:value-type="float">
            <text:p>83</text:p>
          </table:table-cell>
          <table:table-cell table:style-name="ce19" office:value-type="float" office:value="56.10885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13" office:value-type="float" office:value="282635.6" calcext:value-type="float">
            <text:p>2.83E+05</text:p>
          </table:table-cell>
          <table:table-cell office:value-type="float" office:value="82.93677" calcext:value-type="float">
            <text:p>83</text:p>
          </table:table-cell>
          <table:table-cell table:style-name="ce19" office:value-type="float" office:value="58.97699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282635.6" calcext:value-type="float">
            <text:p>2.83E+05</text:p>
          </table:table-cell>
          <table:table-cell office:value-type="float" office:value="82.93677" calcext:value-type="float">
            <text:p>83</text:p>
          </table:table-cell>
          <table:table-cell table:style-name="ce19" office:value-type="float" office:value="58.97699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3" office:value-type="float" office:value="336928.6" calcext:value-type="float">
            <text:p>3.37E+05</text:p>
          </table:table-cell>
          <table:table-cell office:value-type="float" office:value="81.70451" calcext:value-type="float">
            <text:p>82</text:p>
          </table:table-cell>
          <table:table-cell table:style-name="ce19" office:value-type="float" office:value="104.7543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13" office:value-type="float" office:value="336928.6" calcext:value-type="float">
            <text:p>3.37E+05</text:p>
          </table:table-cell>
          <table:table-cell office:value-type="float" office:value="81.70451" calcext:value-type="float">
            <text:p>82</text:p>
          </table:table-cell>
          <table:table-cell table:style-name="ce19" office:value-type="float" office:value="104.7543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13" office:value-type="float" office:value="346868.2" calcext:value-type="float">
            <text:p>3.47E+05</text:p>
          </table:table-cell>
          <table:table-cell office:value-type="float" office:value="82.20498" calcext:value-type="float">
            <text:p>82</text:p>
          </table:table-cell>
          <table:table-cell table:style-name="ce19" office:value-type="float" office:value="105.7311" calcext:value-type="float">
            <text:p>106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13" office:value-type="float" office:value="346868.2" calcext:value-type="float">
            <text:p>3.47E+05</text:p>
          </table:table-cell>
          <table:table-cell office:value-type="float" office:value="82.20498" calcext:value-type="float">
            <text:p>82</text:p>
          </table:table-cell>
          <table:table-cell table:style-name="ce19" office:value-type="float" office:value="105.7311" calcext:value-type="float">
            <text:p>106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13" office:value-type="float" office:value="332600.3" calcext:value-type="float">
            <text:p>3.33E+05</text:p>
          </table:table-cell>
          <table:table-cell office:value-type="float" office:value="81.70451" calcext:value-type="float">
            <text:p>82</text:p>
          </table:table-cell>
          <table:table-cell table:style-name="ce19" office:value-type="float" office:value="98.73915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13" office:value-type="float" office:value="332600.3" calcext:value-type="float">
            <text:p>3.33E+05</text:p>
          </table:table-cell>
          <table:table-cell office:value-type="float" office:value="81.70451" calcext:value-type="float">
            <text:p>82</text:p>
          </table:table-cell>
          <table:table-cell table:style-name="ce19" office:value-type="float" office:value="98.73915" calcext:value-type="float">
            <text:p>9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13" office:value-type="float" office:value="342997.3" calcext:value-type="float">
            <text:p>3.43E+05</text:p>
          </table:table-cell>
          <table:table-cell office:value-type="float" office:value="82.20498" calcext:value-type="float">
            <text:p>82</text:p>
          </table:table-cell>
          <table:table-cell table:style-name="ce19" office:value-type="float" office:value="100.1379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3" office:value-type="float" office:value="342997.3" calcext:value-type="float">
            <text:p>3.43E+05</text:p>
          </table:table-cell>
          <table:table-cell office:value-type="float" office:value="82.20498" calcext:value-type="float">
            <text:p>82</text:p>
          </table:table-cell>
          <table:table-cell table:style-name="ce19" office:value-type="float" office:value="100.1379" calcext:value-type="float">
            <text:p>100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3" office:value-type="float" office:value="334357.1" calcext:value-type="float">
            <text:p>3.34E+05</text:p>
          </table:table-cell>
          <table:table-cell office:value-type="float" office:value="82.48311" calcext:value-type="float">
            <text:p>82</text:p>
          </table:table-cell>
          <table:table-cell table:style-name="ce19" office:value-type="float" office:value="76.80077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13" office:value-type="float" office:value="334357.1" calcext:value-type="float">
            <text:p>3.34E+05</text:p>
          </table:table-cell>
          <table:table-cell office:value-type="float" office:value="82.48311" calcext:value-type="float">
            <text:p>82</text:p>
          </table:table-cell>
          <table:table-cell table:style-name="ce19" office:value-type="float" office:value="76.80077" calcext:value-type="float">
            <text:p>77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13" office:value-type="float" office:value="340508.9" calcext:value-type="float">
            <text:p>3.41E+05</text:p>
          </table:table-cell>
          <table:table-cell office:value-type="float" office:value="82.86035" calcext:value-type="float">
            <text:p>83</text:p>
          </table:table-cell>
          <table:table-cell table:style-name="ce19" office:value-type="float" office:value="79.4156" calcext:value-type="float">
            <text:p>7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3" office:value-type="float" office:value="340508.9" calcext:value-type="float">
            <text:p>3.41E+05</text:p>
          </table:table-cell>
          <table:table-cell office:value-type="float" office:value="82.86035" calcext:value-type="float">
            <text:p>83</text:p>
          </table:table-cell>
          <table:table-cell table:style-name="ce19" office:value-type="float" office:value="79.4156" calcext:value-type="float">
            <text:p>7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13" office:value-type="float" office:value="268771.5" calcext:value-type="float">
            <text:p>2.69E+05</text:p>
          </table:table-cell>
          <table:table-cell office:value-type="float" office:value="82.48311" calcext:value-type="float">
            <text:p>82</text:p>
          </table:table-cell>
          <table:table-cell table:style-name="ce19" office:value-type="float" office:value="55.59104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13" office:value-type="float" office:value="268771.5" calcext:value-type="float">
            <text:p>2.69E+05</text:p>
          </table:table-cell>
          <table:table-cell office:value-type="float" office:value="82.48311" calcext:value-type="float">
            <text:p>82</text:p>
          </table:table-cell>
          <table:table-cell table:style-name="ce19" office:value-type="float" office:value="55.59104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3" office:value-type="float" office:value="277458.9" calcext:value-type="float">
            <text:p>2.77E+05</text:p>
          </table:table-cell>
          <table:table-cell office:value-type="float" office:value="82.86035" calcext:value-type="float">
            <text:p>83</text:p>
          </table:table-cell>
          <table:table-cell table:style-name="ce19" office:value-type="float" office:value="58.36927" calcext:value-type="float">
            <text:p>58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3" office:value-type="float" office:value="277458.9" calcext:value-type="float">
            <text:p>2.77E+05</text:p>
          </table:table-cell>
          <table:table-cell office:value-type="float" office:value="82.86035" calcext:value-type="float">
            <text:p>83</text:p>
          </table:table-cell>
          <table:table-cell table:style-name="ce19" office:value-type="float" office:value="58.36927" calcext:value-type="float">
            <text:p>58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ast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13" office:value-type="float" office:value="242945.4" calcext:value-type="float">
            <text:p>2.43E+05</text:p>
          </table:table-cell>
          <table:table-cell office:value-type="float" office:value="84.33294" calcext:value-type="float">
            <text:p>84</text:p>
          </table:table-cell>
          <table:table-cell table:style-name="ce19" office:value-type="float" office:value="109.7672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13" office:value-type="float" office:value="242945.4" calcext:value-type="float">
            <text:p>2.43E+05</text:p>
          </table:table-cell>
          <table:table-cell office:value-type="float" office:value="84.33294" calcext:value-type="float">
            <text:p>84</text:p>
          </table:table-cell>
          <table:table-cell table:style-name="ce19" office:value-type="float" office:value="109.7672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13" office:value-type="float" office:value="252289.2" calcext:value-type="float">
            <text:p>2.52E+05</text:p>
          </table:table-cell>
          <table:table-cell office:value-type="float" office:value="84.73178" calcext:value-type="float">
            <text:p>85</text:p>
          </table:table-cell>
          <table:table-cell table:style-name="ce19" office:value-type="float" office:value="110.7783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3" office:value-type="float" office:value="252289.2" calcext:value-type="float">
            <text:p>2.52E+05</text:p>
          </table:table-cell>
          <table:table-cell office:value-type="float" office:value="84.73178" calcext:value-type="float">
            <text:p>85</text:p>
          </table:table-cell>
          <table:table-cell table:style-name="ce19" office:value-type="float" office:value="110.7783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3" office:value-type="float" office:value="241166.4" calcext:value-type="float">
            <text:p>2.41E+05</text:p>
          </table:table-cell>
          <table:table-cell office:value-type="float" office:value="84.33294" calcext:value-type="float">
            <text:p>84</text:p>
          </table:table-cell>
          <table:table-cell table:style-name="ce19" office:value-type="float" office:value="105.4252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3" office:value-type="float" office:value="241166.4" calcext:value-type="float">
            <text:p>2.41E+05</text:p>
          </table:table-cell>
          <table:table-cell office:value-type="float" office:value="84.33294" calcext:value-type="float">
            <text:p>84</text:p>
          </table:table-cell>
          <table:table-cell table:style-name="ce19" office:value-type="float" office:value="105.4252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3" office:value-type="float" office:value="250665.6" calcext:value-type="float">
            <text:p>2.51E+05</text:p>
          </table:table-cell>
          <table:table-cell office:value-type="float" office:value="84.73178" calcext:value-type="float">
            <text:p>85</text:p>
          </table:table-cell>
          <table:table-cell table:style-name="ce19" office:value-type="float" office:value="106.7498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13" office:value-type="float" office:value="250665.6" calcext:value-type="float">
            <text:p>2.51E+05</text:p>
          </table:table-cell>
          <table:table-cell office:value-type="float" office:value="84.73178" calcext:value-type="float">
            <text:p>85</text:p>
          </table:table-cell>
          <table:table-cell table:style-name="ce19" office:value-type="float" office:value="106.7498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13" office:value-type="float" office:value="236959.4" calcext:value-type="float">
            <text:p>2.37E+05</text:p>
          </table:table-cell>
          <table:table-cell office:value-type="float" office:value="85.12689" calcext:value-type="float">
            <text:p>85</text:p>
          </table:table-cell>
          <table:table-cell table:style-name="ce19" office:value-type="float" office:value="81.65951" calcext:value-type="float">
            <text:p>82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13" office:value-type="float" office:value="236959.4" calcext:value-type="float">
            <text:p>2.37E+05</text:p>
          </table:table-cell>
          <table:table-cell office:value-type="float" office:value="85.12689" calcext:value-type="float">
            <text:p>85</text:p>
          </table:table-cell>
          <table:table-cell table:style-name="ce19" office:value-type="float" office:value="81.65951" calcext:value-type="float">
            <text:p>82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3" office:value-type="float" office:value="243063.8" calcext:value-type="float">
            <text:p>2.43E+05</text:p>
          </table:table-cell>
          <table:table-cell office:value-type="float" office:value="85.39106" calcext:value-type="float">
            <text:p>85</text:p>
          </table:table-cell>
          <table:table-cell table:style-name="ce19" office:value-type="float" office:value="84.26224" calcext:value-type="float">
            <text:p>8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13" office:value-type="float" office:value="243063.8" calcext:value-type="float">
            <text:p>2.43E+05</text:p>
          </table:table-cell>
          <table:table-cell office:value-type="float" office:value="85.39106" calcext:value-type="float">
            <text:p>85</text:p>
          </table:table-cell>
          <table:table-cell table:style-name="ce19" office:value-type="float" office:value="84.26224" calcext:value-type="float">
            <text:p>8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13" office:value-type="float" office:value="188172.2" calcext:value-type="float">
            <text:p>1.88E+05</text:p>
          </table:table-cell>
          <table:table-cell office:value-type="float" office:value="85.12689" calcext:value-type="float">
            <text:p>85</text:p>
          </table:table-cell>
          <table:table-cell table:style-name="ce19" office:value-type="float" office:value="59.70977" calcext:value-type="float">
            <text:p>6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3" office:value-type="float" office:value="188172.2" calcext:value-type="float">
            <text:p>1.88E+05</text:p>
          </table:table-cell>
          <table:table-cell office:value-type="float" office:value="85.12689" calcext:value-type="float">
            <text:p>85</text:p>
          </table:table-cell>
          <table:table-cell table:style-name="ce19" office:value-type="float" office:value="59.70977" calcext:value-type="float">
            <text:p>6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3" office:value-type="float" office:value="195367.2" calcext:value-type="float">
            <text:p>1.95E+05</text:p>
          </table:table-cell>
          <table:table-cell office:value-type="float" office:value="85.39106" calcext:value-type="float">
            <text:p>85</text:p>
          </table:table-cell>
          <table:table-cell table:style-name="ce19" office:value-type="float" office:value="62.5137" calcext:value-type="float">
            <text:p>63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13" office:value-type="float" office:value="195367.2" calcext:value-type="float">
            <text:p>1.95E+05</text:p>
          </table:table-cell>
          <table:table-cell office:value-type="float" office:value="85.39106" calcext:value-type="float">
            <text:p>85</text:p>
          </table:table-cell>
          <table:table-cell table:style-name="ce19" office:value-type="float" office:value="62.5137" calcext:value-type="float">
            <text:p>63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13" office:value-type="float" office:value="240289" calcext:value-type="float">
            <text:p>2.40E+05</text:p>
          </table:table-cell>
          <table:table-cell office:value-type="float" office:value="84.1678" calcext:value-type="float">
            <text:p>84</text:p>
          </table:table-cell>
          <table:table-cell table:style-name="ce19" office:value-type="float" office:value="109.8683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13" office:value-type="float" office:value="240289" calcext:value-type="float">
            <text:p>2.40E+05</text:p>
          </table:table-cell>
          <table:table-cell office:value-type="float" office:value="84.1678" calcext:value-type="float">
            <text:p>84</text:p>
          </table:table-cell>
          <table:table-cell table:style-name="ce19" office:value-type="float" office:value="109.8683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3" office:value-type="float" office:value="249971.5" calcext:value-type="float">
            <text:p>2.50E+05</text:p>
          </table:table-cell>
          <table:table-cell office:value-type="float" office:value="84.56641" calcext:value-type="float">
            <text:p>85</text:p>
          </table:table-cell>
          <table:table-cell table:style-name="ce19" office:value-type="float" office:value="110.9132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13" office:value-type="float" office:value="249971.5" calcext:value-type="float">
            <text:p>2.50E+05</text:p>
          </table:table-cell>
          <table:table-cell office:value-type="float" office:value="84.56641" calcext:value-type="float">
            <text:p>85</text:p>
          </table:table-cell>
          <table:table-cell table:style-name="ce19" office:value-type="float" office:value="110.9132" calcext:value-type="float">
            <text:p>11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3" office:value-type="float" office:value="238479.5" calcext:value-type="float">
            <text:p>2.38E+05</text:p>
          </table:table-cell>
          <table:table-cell office:value-type="float" office:value="84.1678" calcext:value-type="float">
            <text:p>84</text:p>
          </table:table-cell>
          <table:table-cell table:style-name="ce19" office:value-type="float" office:value="105.4375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13" office:value-type="float" office:value="238479.5" calcext:value-type="float">
            <text:p>2.38E+05</text:p>
          </table:table-cell>
          <table:table-cell office:value-type="float" office:value="84.1678" calcext:value-type="float">
            <text:p>84</text:p>
          </table:table-cell>
          <table:table-cell table:style-name="ce19" office:value-type="float" office:value="105.4375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3" office:value-type="float" office:value="248301.9" calcext:value-type="float">
            <text:p>2.48E+05</text:p>
          </table:table-cell>
          <table:table-cell office:value-type="float" office:value="84.56641" calcext:value-type="float">
            <text:p>85</text:p>
          </table:table-cell>
          <table:table-cell table:style-name="ce19" office:value-type="float" office:value="106.7874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13" office:value-type="float" office:value="248301.9" calcext:value-type="float">
            <text:p>2.48E+05</text:p>
          </table:table-cell>
          <table:table-cell office:value-type="float" office:value="84.56641" calcext:value-type="float">
            <text:p>85</text:p>
          </table:table-cell>
          <table:table-cell table:style-name="ce19" office:value-type="float" office:value="106.7874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13" office:value-type="float" office:value="234942.1" calcext:value-type="float">
            <text:p>2.35E+05</text:p>
          </table:table-cell>
          <table:table-cell office:value-type="float" office:value="85.00317" calcext:value-type="float">
            <text:p>85</text:p>
          </table:table-cell>
          <table:table-cell table:style-name="ce19" office:value-type="float" office:value="81.34384" calcext:value-type="float">
            <text:p>8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13" office:value-type="float" office:value="234942.1" calcext:value-type="float">
            <text:p>2.35E+05</text:p>
          </table:table-cell>
          <table:table-cell office:value-type="float" office:value="85.00317" calcext:value-type="float">
            <text:p>85</text:p>
          </table:table-cell>
          <table:table-cell table:style-name="ce19" office:value-type="float" office:value="81.34384" calcext:value-type="float">
            <text:p>8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3" office:value-type="float" office:value="241154.3" calcext:value-type="float">
            <text:p>2.41E+05</text:p>
          </table:table-cell>
          <table:table-cell office:value-type="float" office:value="85.26175" calcext:value-type="float">
            <text:p>85</text:p>
          </table:table-cell>
          <table:table-cell table:style-name="ce19" office:value-type="float" office:value="83.93479" calcext:value-type="float">
            <text:p>84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13" office:value-type="float" office:value="241154.3" calcext:value-type="float">
            <text:p>2.41E+05</text:p>
          </table:table-cell>
          <table:table-cell office:value-type="float" office:value="85.26175" calcext:value-type="float">
            <text:p>85</text:p>
          </table:table-cell>
          <table:table-cell table:style-name="ce19" office:value-type="float" office:value="83.93479" calcext:value-type="float">
            <text:p>84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13" office:value-type="float" office:value="186018.3" calcext:value-type="float">
            <text:p>1.86E+05</text:p>
          </table:table-cell>
          <table:table-cell office:value-type="float" office:value="85.00317" calcext:value-type="float">
            <text:p>85</text:p>
          </table:table-cell>
          <table:table-cell table:style-name="ce19" office:value-type="float" office:value="59.28567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3" office:value-type="float" office:value="186018.3" calcext:value-type="float">
            <text:p>1.86E+05</text:p>
          </table:table-cell>
          <table:table-cell office:value-type="float" office:value="85.00317" calcext:value-type="float">
            <text:p>85</text:p>
          </table:table-cell>
          <table:table-cell table:style-name="ce19" office:value-type="float" office:value="59.28567" calcext:value-type="float">
            <text:p>5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13" office:value-type="float" office:value="193165.1" calcext:value-type="float">
            <text:p>1.93E+05</text:p>
          </table:table-cell>
          <table:table-cell office:value-type="float" office:value="85.26175" calcext:value-type="float">
            <text:p>85</text:p>
          </table:table-cell>
          <table:table-cell table:style-name="ce19" office:value-type="float" office:value="62.04535" calcext:value-type="float">
            <text:p>6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13" office:value-type="float" office:value="193165.1" calcext:value-type="float">
            <text:p>1.93E+05</text:p>
          </table:table-cell>
          <table:table-cell office:value-type="float" office:value="85.26175" calcext:value-type="float">
            <text:p>85</text:p>
          </table:table-cell>
          <table:table-cell table:style-name="ce19" office:value-type="float" office:value="62.04535" calcext:value-type="float">
            <text:p>6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13" office:value-type="float" office:value="249956.5" calcext:value-type="float">
            <text:p>2.50E+05</text:p>
          </table:table-cell>
          <table:table-cell office:value-type="float" office:value="83.86501" calcext:value-type="float">
            <text:p>84</text:p>
          </table:table-cell>
          <table:table-cell table:style-name="ce19" office:value-type="float" office:value="110.5882" calcext:value-type="float">
            <text:p>111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13" office:value-type="float" office:value="249956.5" calcext:value-type="float">
            <text:p>2.50E+05</text:p>
          </table:table-cell>
          <table:table-cell office:value-type="float" office:value="83.86501" calcext:value-type="float">
            <text:p>84</text:p>
          </table:table-cell>
          <table:table-cell table:style-name="ce19" office:value-type="float" office:value="110.5882" calcext:value-type="float">
            <text:p>111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13" office:value-type="float" office:value="263913" calcext:value-type="float">
            <text:p>2.64E+05</text:p>
          </table:table-cell>
          <table:table-cell office:value-type="float" office:value="84.44873" calcext:value-type="float">
            <text:p>84</text:p>
          </table:table-cell>
          <table:table-cell table:style-name="ce19" office:value-type="float" office:value="111.9926" calcext:value-type="float">
            <text:p>11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13" office:value-type="float" office:value="263913" calcext:value-type="float">
            <text:p>2.64E+05</text:p>
          </table:table-cell>
          <table:table-cell office:value-type="float" office:value="84.44873" calcext:value-type="float">
            <text:p>84</text:p>
          </table:table-cell>
          <table:table-cell table:style-name="ce19" office:value-type="float" office:value="111.9926" calcext:value-type="float">
            <text:p>11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13" office:value-type="float" office:value="247250.1" calcext:value-type="float">
            <text:p>2.47E+05</text:p>
          </table:table-cell>
          <table:table-cell office:value-type="float" office:value="83.86501" calcext:value-type="float">
            <text:p>84</text:p>
          </table:table-cell>
          <table:table-cell table:style-name="ce19" office:value-type="float" office:value="105.3351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13" office:value-type="float" office:value="247250.1" calcext:value-type="float">
            <text:p>2.47E+05</text:p>
          </table:table-cell>
          <table:table-cell office:value-type="float" office:value="83.86501" calcext:value-type="float">
            <text:p>84</text:p>
          </table:table-cell>
          <table:table-cell table:style-name="ce19" office:value-type="float" office:value="105.3351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13" office:value-type="float" office:value="261359.7" calcext:value-type="float">
            <text:p>2.61E+05</text:p>
          </table:table-cell>
          <table:table-cell office:value-type="float" office:value="84.44873" calcext:value-type="float">
            <text:p>84</text:p>
          </table:table-cell>
          <table:table-cell table:style-name="ce19" office:value-type="float" office:value="107.1025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13" office:value-type="float" office:value="261359.7" calcext:value-type="float">
            <text:p>2.61E+05</text:p>
          </table:table-cell>
          <table:table-cell office:value-type="float" office:value="84.44873" calcext:value-type="float">
            <text:p>84</text:p>
          </table:table-cell>
          <table:table-cell table:style-name="ce19" office:value-type="float" office:value="107.1025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13" office:value-type="float" office:value="244017.7" calcext:value-type="float">
            <text:p>2.44E+05</text:p>
          </table:table-cell>
          <table:table-cell office:value-type="float" office:value="84.90038" calcext:value-type="float">
            <text:p>85</text:p>
          </table:table-cell>
          <table:table-cell table:style-name="ce19" office:value-type="float" office:value="79.00107" calcext:value-type="float">
            <text:p>7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13" office:value-type="float" office:value="244017.7" calcext:value-type="float">
            <text:p>2.44E+05</text:p>
          </table:table-cell>
          <table:table-cell office:value-type="float" office:value="84.90038" calcext:value-type="float">
            <text:p>85</text:p>
          </table:table-cell>
          <table:table-cell table:style-name="ce19" office:value-type="float" office:value="79.00107" calcext:value-type="float">
            <text:p>79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13" office:value-type="float" office:value="252350.5" calcext:value-type="float">
            <text:p>2.52E+05</text:p>
          </table:table-cell>
          <table:table-cell office:value-type="float" office:value="85.2866" calcext:value-type="float">
            <text:p>85</text:p>
          </table:table-cell>
          <table:table-cell table:style-name="ce19" office:value-type="float" office:value="82.13909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13" office:value-type="float" office:value="252350.5" calcext:value-type="float">
            <text:p>2.52E+05</text:p>
          </table:table-cell>
          <table:table-cell office:value-type="float" office:value="85.2866" calcext:value-type="float">
            <text:p>85</text:p>
          </table:table-cell>
          <table:table-cell table:style-name="ce19" office:value-type="float" office:value="82.13909" calcext:value-type="float">
            <text:p>8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13" office:value-type="float" office:value="186774" calcext:value-type="float">
            <text:p>1.87E+05</text:p>
          </table:table-cell>
          <table:table-cell office:value-type="float" office:value="84.90038" calcext:value-type="float">
            <text:p>85</text:p>
          </table:table-cell>
          <table:table-cell table:style-name="ce19" office:value-type="float" office:value="56.27844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13" office:value-type="float" office:value="186774" calcext:value-type="float">
            <text:p>1.87E+05</text:p>
          </table:table-cell>
          <table:table-cell office:value-type="float" office:value="84.90038" calcext:value-type="float">
            <text:p>85</text:p>
          </table:table-cell>
          <table:table-cell table:style-name="ce19" office:value-type="float" office:value="56.27844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13" office:value-type="float" office:value="195483.2" calcext:value-type="float">
            <text:p>1.95E+05</text:p>
          </table:table-cell>
          <table:table-cell office:value-type="float" office:value="85.2866" calcext:value-type="float">
            <text:p>85</text:p>
          </table:table-cell>
          <table:table-cell table:style-name="ce19" office:value-type="float" office:value="59.42521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13" office:value-type="float" office:value="195483.2" calcext:value-type="float">
            <text:p>1.95E+05</text:p>
          </table:table-cell>
          <table:table-cell office:value-type="float" office:value="85.2866" calcext:value-type="float">
            <text:p>85</text:p>
          </table:table-cell>
          <table:table-cell table:style-name="ce19" office:value-type="float" office:value="59.42521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13" office:value-type="float" office:value="243240.4" calcext:value-type="float">
            <text:p>2.43E+05</text:p>
          </table:table-cell>
          <table:table-cell office:value-type="float" office:value="83.67103" calcext:value-type="float">
            <text:p>84</text:p>
          </table:table-cell>
          <table:table-cell table:style-name="ce19" office:value-type="float" office:value="110.2817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13" office:value-type="float" office:value="243240.4" calcext:value-type="float">
            <text:p>2.43E+05</text:p>
          </table:table-cell>
          <table:table-cell office:value-type="float" office:value="83.67103" calcext:value-type="float">
            <text:p>84</text:p>
          </table:table-cell>
          <table:table-cell table:style-name="ce19" office:value-type="float" office:value="110.2817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13" office:value-type="float" office:value="257417.3" calcext:value-type="float">
            <text:p>2.57E+05</text:p>
          </table:table-cell>
          <table:table-cell office:value-type="float" office:value="84.25054" calcext:value-type="float">
            <text:p>84</text:p>
          </table:table-cell>
          <table:table-cell table:style-name="ce19" office:value-type="float" office:value="111.7329" calcext:value-type="float">
            <text:p>11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13" office:value-type="float" office:value="257417.3" calcext:value-type="float">
            <text:p>2.57E+05</text:p>
          </table:table-cell>
          <table:table-cell office:value-type="float" office:value="84.25054" calcext:value-type="float">
            <text:p>84</text:p>
          </table:table-cell>
          <table:table-cell table:style-name="ce19" office:value-type="float" office:value="111.7329" calcext:value-type="float">
            <text:p>112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13" office:value-type="float" office:value="240560.5" calcext:value-type="float">
            <text:p>2.41E+05</text:p>
          </table:table-cell>
          <table:table-cell office:value-type="float" office:value="83.67103" calcext:value-type="float">
            <text:p>84</text:p>
          </table:table-cell>
          <table:table-cell table:style-name="ce19" office:value-type="float" office:value="104.9674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13" office:value-type="float" office:value="240560.5" calcext:value-type="float">
            <text:p>2.41E+05</text:p>
          </table:table-cell>
          <table:table-cell office:value-type="float" office:value="83.67103" calcext:value-type="float">
            <text:p>84</text:p>
          </table:table-cell>
          <table:table-cell table:style-name="ce19" office:value-type="float" office:value="104.9674" calcext:value-type="float">
            <text:p>105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13" office:value-type="float" office:value="254886.7" calcext:value-type="float">
            <text:p>2.55E+05</text:p>
          </table:table-cell>
          <table:table-cell office:value-type="float" office:value="84.25054" calcext:value-type="float">
            <text:p>84</text:p>
          </table:table-cell>
          <table:table-cell table:style-name="ce19" office:value-type="float" office:value="106.765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13" office:value-type="float" office:value="254886.7" calcext:value-type="float">
            <text:p>2.55E+05</text:p>
          </table:table-cell>
          <table:table-cell office:value-type="float" office:value="84.25054" calcext:value-type="float">
            <text:p>84</text:p>
          </table:table-cell>
          <table:table-cell table:style-name="ce19" office:value-type="float" office:value="106.765" calcext:value-type="float">
            <text:p>107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13" office:value-type="float" office:value="239448.6" calcext:value-type="float">
            <text:p>2.39E+05</text:p>
          </table:table-cell>
          <table:table-cell office:value-type="float" office:value="84.7757" calcext:value-type="float">
            <text:p>85</text:p>
          </table:table-cell>
          <table:table-cell table:style-name="ce19" office:value-type="float" office:value="78.31309" calcext:value-type="float">
            <text:p>78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13" office:value-type="float" office:value="239448.6" calcext:value-type="float">
            <text:p>2.39E+05</text:p>
          </table:table-cell>
          <table:table-cell office:value-type="float" office:value="84.7757" calcext:value-type="float">
            <text:p>85</text:p>
          </table:table-cell>
          <table:table-cell table:style-name="ce19" office:value-type="float" office:value="78.31309" calcext:value-type="float">
            <text:p>78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13" office:value-type="float" office:value="247743.2" calcext:value-type="float">
            <text:p>2.48E+05</text:p>
          </table:table-cell>
          <table:table-cell office:value-type="float" office:value="85.1464" calcext:value-type="float">
            <text:p>85</text:p>
          </table:table-cell>
          <table:table-cell table:style-name="ce19" office:value-type="float" office:value="81.44517" calcext:value-type="float">
            <text:p>8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13" office:value-type="float" office:value="247743.2" calcext:value-type="float">
            <text:p>2.48E+05</text:p>
          </table:table-cell>
          <table:table-cell office:value-type="float" office:value="85.1464" calcext:value-type="float">
            <text:p>85</text:p>
          </table:table-cell>
          <table:table-cell table:style-name="ce19" office:value-type="float" office:value="81.44517" calcext:value-type="float">
            <text:p>81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13" office:value-type="float" office:value="183070.3" calcext:value-type="float">
            <text:p>1.83E+05</text:p>
          </table:table-cell>
          <table:table-cell office:value-type="float" office:value="84.7757" calcext:value-type="float">
            <text:p>85</text:p>
          </table:table-cell>
          <table:table-cell table:style-name="ce19" office:value-type="float" office:value="55.59082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13" office:value-type="float" office:value="183070.3" calcext:value-type="float">
            <text:p>1.83E+05</text:p>
          </table:table-cell>
          <table:table-cell office:value-type="float" office:value="84.7757" calcext:value-type="float">
            <text:p>85</text:p>
          </table:table-cell>
          <table:table-cell table:style-name="ce19" office:value-type="float" office:value="55.59082" calcext:value-type="float">
            <text:p>56</text:p>
          </table:table-cell>
          <table:table-cell office:value-type="float" office:value="2.2" calcext:value-type="float">
            <text:p>2.2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3" office:value-type="float" office:value="191598.1" calcext:value-type="float">
            <text:p>1.92E+05</text:p>
          </table:table-cell>
          <table:table-cell office:value-type="float" office:value="85.1464" calcext:value-type="float">
            <text:p>85</text:p>
          </table:table-cell>
          <table:table-cell table:style-name="ce19" office:value-type="float" office:value="58.69632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13" office:value-type="float" office:value="191598.1" calcext:value-type="float">
            <text:p>1.92E+05</text:p>
          </table:table-cell>
          <table:table-cell office:value-type="float" office:value="85.1464" calcext:value-type="float">
            <text:p>85</text:p>
          </table:table-cell>
          <table:table-cell table:style-name="ce19" office:value-type="float" office:value="58.69632" calcext:value-type="float">
            <text:p>59</text:p>
          </table:table-cell>
          <table:table-cell office:value-type="float" office:value="3.3" calcext:value-type="float">
            <text:p>3.3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ow</text:p>
          </table:table-cell>
          <table:table-cell table:style-name="ce2" office:value-type="string" calcext:value-type="string">
            <text:p>Slow</text:p>
          </table:table-cell>
          <table:table-cell table:number-columns-repeated="20"/>
          <table:table-cell table:style-name="ce1" table:number-columns-repeated="16353"/>
        </table:table-row>
        <table:table-row table:style-name="ro2" table:number-rows-repeated="2">
          <table:table-cell table:number-columns-repeated="31"/>
          <table:table-cell table:style-name="ce1" table:number-columns-repeated="16353"/>
        </table:table-row>
        <table:table-row table:style-name="ro3">
          <table:table-cell table:style-name="ce3" office:value-type="string" calcext:value-type="string">
            <text:p>Min</text:p>
          </table:table-cell>
          <table:table-cell table:style-name="ce15" table:formula="of:=MIN([.B2:.B257])" office:value-type="float" office:value="183070.3" calcext:value-type="float">
            <text:p>1.83E+05</text:p>
          </table:table-cell>
          <table:table-cell table:style-name="ce18" table:formula="of:=MIN([.C2:.C257])" office:value-type="float" office:value="81.70451" calcext:value-type="float">
            <text:p>82</text:p>
          </table:table-cell>
          <table:table-cell table:style-name="ce6" table:formula="of:=MIN([.D2:.D257])" office:value-type="float" office:value="51.14927" calcext:value-type="float">
            <text:p>51.149</text:p>
          </table:table-cell>
          <table:table-cell table:number-columns-repeated="27"/>
          <table:table-cell table:style-name="ce1" table:number-columns-repeated="16353"/>
        </table:table-row>
        <table:table-row table:style-name="ro3">
          <table:table-cell table:style-name="ce3" office:value-type="string" calcext:value-type="string">
            <text:p>Max</text:p>
          </table:table-cell>
          <table:table-cell table:style-name="ce15" table:formula="of:=MAX([.B2:.B257])" office:value-type="float" office:value="432172.9" calcext:value-type="float">
            <text:p>4.32E+05</text:p>
          </table:table-cell>
          <table:table-cell table:style-name="ce18" table:formula="of:=MAX([.C2:.C257])" office:value-type="float" office:value="85.4004" calcext:value-type="float">
            <text:p>85</text:p>
          </table:table-cell>
          <table:table-cell table:style-name="ce6" table:formula="of:=MAX([.D2:.D257])" office:value-type="float" office:value="111.9926" calcext:value-type="float">
            <text:p>111.993</text:p>
          </table:table-cell>
          <table:table-cell table:number-columns-repeated="27"/>
          <table:table-cell table:style-name="ce1" table:number-columns-repeated="16353"/>
        </table:table-row>
        <table:table-row table:style-name="ro2" table:number-rows-repeated="1048314">
          <table:table-cell table:number-columns-repeated="31"/>
          <table:table-cell table:style-name="ce1" table:number-columns-repeated="16353"/>
        </table:table-row>
        <table:table-row table:style-name="ro2">
          <table:table-cell table:number-columns-repeated="31"/>
          <table:table-cell table:style-name="ce1"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5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00:19:21.791031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17:49:34.975635281</meta:creation-date>
    <dc:date>2026-03-25T00:26:21.534357548</dc:date>
    <meta:editing-duration>PT25M53S</meta:editing-duration>
    <meta:editing-cycles>7</meta:editing-cycles>
    <meta:generator>LibreOffice/25.2.7.2$Linux_X86_64 LibreOffice_project/520$Build-2</meta:generator>
    <meta:document-statistic meta:table-count="1" meta:cell-count="2834" meta:object-count="0"/>
  </office:meta>
</office:document-meta>
</file>